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1.9866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5717in"/>
    </style:style>
    <style:style style:name="co8" style:family="table-column">
      <style:table-column-properties fo:break-before="auto" style:column-width="1.5791in"/>
    </style:style>
    <style:style style:name="co9" style:family="table-column">
      <style:table-column-properties fo:break-before="auto" style:column-width="0.8283in"/>
    </style:style>
    <style:style style:name="co10" style:family="table-column">
      <style:table-column-properties fo:break-before="auto" style:column-width="2.1256in"/>
    </style:style>
    <style:style style:name="co11" style:family="table-column">
      <style:table-column-properties fo:break-before="auto" style:column-width="0.7862in"/>
    </style:style>
    <style:style style:name="co12" style:family="table-column">
      <style:table-column-properties fo:break-before="auto" style:column-width="0.6138in"/>
    </style:style>
    <style:style style:name="co13" style:family="table-column">
      <style:table-column-properties fo:break-before="auto" style:column-width="1.6543in"/>
    </style:style>
    <style:style style:name="co14" style:family="table-column">
      <style:table-column-properties fo:break-before="auto" style:column-width="0.83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808080"/>
      <style:text-properties fo:color="#ffffff"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able-cell-properties fo:background-color="transparent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ummary" table:style-name="ta1">
        <table:shapes>
          <draw:frame draw:z-index="0" draw:style-name="gr1" svg:width="4.474in" svg:height="3.0441in" svg:x="3.6319in" svg:y="2.1634in">
            <draw:object draw:notify-on-update-of-ranges="Summary.B14:Summary.B16 Summary.B13:Summary.B13 Summary.C14:Summary.C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table:style-name="ce1"/>
          <table:table-cell table:style-name="ce1" office:value-type="string">
            <text:p>Makespan vs Min-Min</text:p>
          </table:table-cell>
          <table:table-cell table:style-name="ce1" table:number-columns-repeated="2"/>
          <table:table-cell table:style-name="ce3" table:number-columns-repeated="2"/>
        </table:table-row>
        <table:table-row table:style-name="ro2">
          <table:table-cell/>
          <table:table-cell table:style-name="ce1" office:value-type="string">
            <text:p>Dimension</text:p>
          </table:table-cell>
          <table:table-cell table:style-name="ce1" office:value-type="string">
            <text:p>Avg. improv.</text:p>
          </table:table-cell>
          <table:table-cell table:style-name="ce1" office:value-type="string">
            <text:p>Std. Dev.</text:p>
          </table:table-cell>
          <table:table-cell table:style-name="ce1" office:value-type="string">
            <text:p>Max. improv.</text:p>
          </table:table-cell>
          <table:table-cell table:style-name="ce3" table:number-columns-repeated="2"/>
        </table:table-row>
        <table:table-row table:style-name="ro1">
          <table:table-cell/>
          <table:table-cell office:value-type="string">
            <text:p>8192x256</text:p>
          </table:table-cell>
          <table:table-cell table:style-name="ce2" table:formula="of:=[8192x256.G24]" office:value-type="float" office:value="8.085">
            <text:p>8.09</text:p>
          </table:table-cell>
          <table:table-cell table:style-name="ce2" table:formula="of:=[8192x256.G25]" office:value-type="float" office:value="0.70731144037419">
            <text:p>0.71</text:p>
          </table:table-cell>
          <table:table-cell table:style-name="ce2" table:formula="of:=[8192x256.G26]" office:value-type="float" office:value="9.8">
            <text:p>9.8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384x512</text:p>
          </table:table-cell>
          <table:table-cell table:style-name="ce2" table:formula="of:=[16384x512.G24]" office:value-type="float" office:value="8.21">
            <text:p>8.21</text:p>
          </table:table-cell>
          <table:table-cell table:style-name="ce2" table:formula="of:=[16384x512.G25]" office:value-type="float" office:value="0.505652262455451">
            <text:p>0.51</text:p>
          </table:table-cell>
          <table:table-cell table:style-name="ce2" table:formula="of:=[16384x512.G26]" office:value-type="float" office:value="9">
            <text:p>9.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2768x1024</text:p>
          </table:table-cell>
          <table:table-cell table:style-name="ce2" table:formula="of:=[32768x1024.G24]" office:value-type="float" office:value="8.33">
            <text:p>8.33</text:p>
          </table:table-cell>
          <table:table-cell table:style-name="ce2" table:formula="of:=[32768x1024.G25]" office:value-type="float" office:value="0.322979549621465">
            <text:p>0.32</text:p>
          </table:table-cell>
          <table:table-cell table:style-name="ce2" table:formula="of:=[32768x1024.G26]" office:value-type="float" office:value="9">
            <text:p>9.00</text:p>
          </table:table-cell>
          <table:table-cell table:number-columns-repeated="2"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table:style-name="ce1" office:value-type="string">
            <text:p>Speedup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office:value-type="string">
            <text:p>8192x256</text:p>
          </table:table-cell>
          <table:table-cell table:style-name="ce2" table:formula="of:=['8192x256.speedup'.G47]" office:value-type="float" office:value="1.22818209443208">
            <text:p>1.2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16384x512</text:p>
          </table:table-cell>
          <table:table-cell table:style-name="ce2" table:formula="of:=['16384x512.speedup'.G47]" office:value-type="float" office:value="5.05417426098076">
            <text:p>5.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32768x1024</text:p>
          </table:table-cell>
          <table:table-cell table:style-name="ce2" table:formula="of:=['32768x1024.speedup'.G47]" office:value-type="float" office:value="7.1504635616056">
            <text:p>7.15</text:p>
          </table:table-cell>
          <table:table-cell table:number-columns-repeated="4"/>
        </table:table-row>
        <table:table-row table:style-name="ro1" table:number-rows-repeated="104855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8192x256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table:style-name="ce1" office:value-type="string">
            <text:p>Makespan</text:p>
          </table:table-cell>
          <table:table-cell table:style-name="ce1" table:number-columns-repeated="5"/>
        </table:table-row>
        <table:table-row table:style-name="ro2">
          <table:table-cell/>
          <table:table-cell table:style-name="ce1" office:value-type="string">
            <text:p>Instancia</text:p>
          </table:table-cell>
          <table:table-cell table:style-name="ce1" office:value-type="string">
            <text:p>MinMin</text:p>
          </table:table-cell>
          <table:table-cell table:style-name="ce1" office:value-type="string">
            <text:p>pMinMin/D (8 threads)</text:p>
          </table:table-cell>
          <table:table-cell table:style-name="ce1" office:value-type="string">
            <text:p>PALS GPU</text:p>
          </table:table-cell>
          <table:table-cell table:style-name="ce1" office:value-type="string">
            <text:p>Improv. pMinMin vs MinMin</text:p>
          </table:table-cell>
          <table:table-cell table:style-name="ce1" office:value-type="string">
            <text:p>Improv. PALS GPU vs MinMin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845.2">
            <text:p>1845.2</text:p>
          </table:table-cell>
          <table:table-cell office:value-type="float" office:value="2653.5">
            <text:p>2653.5</text:p>
          </table:table-cell>
          <table:table-cell office:value-type="float" office:value="1705.6">
            <text:p>1705.6</text:p>
          </table:table-cell>
          <table:table-cell office:value-type="float" office:value="-43.8">
            <text:p>-43.8</text:p>
          </table:table-cell>
          <table:table-cell office:value-type="float" office:value="7.6">
            <text:p>7.6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889.9">
            <text:p>1889.9</text:p>
          </table:table-cell>
          <table:table-cell office:value-type="float" office:value="2665.8">
            <text:p>2665.8</text:p>
          </table:table-cell>
          <table:table-cell office:value-type="float" office:value="1734.7">
            <text:p>1734.7</text:p>
          </table:table-cell>
          <table:table-cell office:value-type="float" office:value="-41.1">
            <text:p>-41.1</text:p>
          </table:table-cell>
          <table:table-cell office:value-type="float" office:value="8.2">
            <text:p>8.2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894.3">
            <text:p>1894.3</text:p>
          </table:table-cell>
          <table:table-cell office:value-type="float" office:value="2639.5">
            <text:p>2639.5</text:p>
          </table:table-cell>
          <table:table-cell office:value-type="float" office:value="1708.7">
            <text:p>1708.7</text:p>
          </table:table-cell>
          <table:table-cell office:value-type="float" office:value="-39.3">
            <text:p>-39.3</text:p>
          </table:table-cell>
          <table:table-cell office:value-type="float" office:value="9.8">
            <text:p>9.8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890.1">
            <text:p>1890.1</text:p>
          </table:table-cell>
          <table:table-cell office:value-type="float" office:value="2661.6">
            <text:p>2661.6</text:p>
          </table:table-cell>
          <table:table-cell office:value-type="float" office:value="1738">
            <text:p>1738</text:p>
          </table:table-cell>
          <table:table-cell office:value-type="float" office:value="-40.8">
            <text:p>-40.8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859.6">
            <text:p>1859.6</text:p>
          </table:table-cell>
          <table:table-cell office:value-type="float" office:value="2680.1">
            <text:p>2680.1</text:p>
          </table:table-cell>
          <table:table-cell office:value-type="float" office:value="1719">
            <text:p>1719</text:p>
          </table:table-cell>
          <table:table-cell office:value-type="float" office:value="-44.1">
            <text:p>-44.1</text:p>
          </table:table-cell>
          <table:table-cell office:value-type="float" office:value="7.6">
            <text:p>7.6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863.4">
            <text:p>1863.4</text:p>
          </table:table-cell>
          <table:table-cell office:value-type="float" office:value="2638.3">
            <text:p>2638.3</text:p>
          </table:table-cell>
          <table:table-cell office:value-type="float" office:value="1709.3">
            <text:p>1709.3</text:p>
          </table:table-cell>
          <table:table-cell office:value-type="float" office:value="-41.6">
            <text:p>-41.6</text:p>
          </table:table-cell>
          <table:table-cell office:value-type="float" office:value="8.3">
            <text:p>8.3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897.3">
            <text:p>1897.3</text:p>
          </table:table-cell>
          <table:table-cell office:value-type="float" office:value="2642">
            <text:p>2642</text:p>
          </table:table-cell>
          <table:table-cell office:value-type="float" office:value="1730.7">
            <text:p>1730.7</text:p>
          </table:table-cell>
          <table:table-cell office:value-type="float" office:value="-39.3">
            <text:p>-39.3</text:p>
          </table:table-cell>
          <table:table-cell office:value-type="float" office:value="8.8">
            <text:p>8.8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874.5">
            <text:p>1874.5</text:p>
          </table:table-cell>
          <table:table-cell office:value-type="float" office:value="2665.9">
            <text:p>2665.9</text:p>
          </table:table-cell>
          <table:table-cell office:value-type="float" office:value="1729.6">
            <text:p>1729.6</text:p>
          </table:table-cell>
          <table:table-cell office:value-type="float" office:value="-42.2">
            <text:p>-42.2</text:p>
          </table:table-cell>
          <table:table-cell office:value-type="float" office:value="7.7">
            <text:p>7.7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871.5">
            <text:p>1871.5</text:p>
          </table:table-cell>
          <table:table-cell office:value-type="float" office:value="2619.5">
            <text:p>2619.5</text:p>
          </table:table-cell>
          <table:table-cell office:value-type="float" office:value="1722.7">
            <text:p>1722.7</text:p>
          </table:table-cell>
          <table:table-cell office:value-type="float" office:value="-40">
            <text:p>-40</text:p>
          </table:table-cell>
          <table:table-cell office:value-type="float" office:value="7.9">
            <text:p>7.9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865.9">
            <text:p>1865.9</text:p>
          </table:table-cell>
          <table:table-cell office:value-type="float" office:value="2580.5">
            <text:p>2580.5</text:p>
          </table:table-cell>
          <table:table-cell office:value-type="float" office:value="1734.2">
            <text:p>1734.2</text:p>
          </table:table-cell>
          <table:table-cell office:value-type="float" office:value="-38.3">
            <text:p>-38.3</text:p>
          </table:table-cell>
          <table:table-cell office:value-type="float" office:value="7.1">
            <text:p>7.1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840.7">
            <text:p>1840.7</text:p>
          </table:table-cell>
          <table:table-cell office:value-type="float" office:value="2578.9">
            <text:p>2578.9</text:p>
          </table:table-cell>
          <table:table-cell office:value-type="float" office:value="1704">
            <text:p>1704</text:p>
          </table:table-cell>
          <table:table-cell office:value-type="float" office:value="-40.1">
            <text:p>-40.1</text:p>
          </table:table-cell>
          <table:table-cell office:value-type="float" office:value="7.4">
            <text:p>7.4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867.3">
            <text:p>1867.3</text:p>
          </table:table-cell>
          <table:table-cell office:value-type="float" office:value="2645.7">
            <text:p>2645.7</text:p>
          </table:table-cell>
          <table:table-cell office:value-type="float" office:value="1715.8">
            <text:p>1715.8</text:p>
          </table:table-cell>
          <table:table-cell office:value-type="float" office:value="-41.7">
            <text:p>-41.7</text:p>
          </table:table-cell>
          <table:table-cell office:value-type="float" office:value="8.1">
            <text:p>8.1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895.4">
            <text:p>1895.4</text:p>
          </table:table-cell>
          <table:table-cell office:value-type="float" office:value="2712.2">
            <text:p>2712.2</text:p>
          </table:table-cell>
          <table:table-cell office:value-type="float" office:value="1738.7">
            <text:p>1738.7</text:p>
          </table:table-cell>
          <table:table-cell office:value-type="float" office:value="-43.1">
            <text:p>-43.1</text:p>
          </table:table-cell>
          <table:table-cell office:value-type="float" office:value="8.3">
            <text:p>8.3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884.8">
            <text:p>1884.8</text:p>
          </table:table-cell>
          <table:table-cell office:value-type="float" office:value="2644.8">
            <text:p>2644.8</text:p>
          </table:table-cell>
          <table:table-cell office:value-type="float" office:value="1720.2">
            <text:p>1720.2</text:p>
          </table:table-cell>
          <table:table-cell office:value-type="float" office:value="-40.3">
            <text:p>-40.3</text:p>
          </table:table-cell>
          <table:table-cell office:value-type="float" office:value="8.7">
            <text:p>8.7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851">
            <text:p>1851</text:p>
          </table:table-cell>
          <table:table-cell office:value-type="float" office:value="2640">
            <text:p>2640</text:p>
          </table:table-cell>
          <table:table-cell office:value-type="float" office:value="1699.6">
            <text:p>1699.6</text:p>
          </table:table-cell>
          <table:table-cell office:value-type="float" office:value="-42.6">
            <text:p>-42.6</text:p>
          </table:table-cell>
          <table:table-cell office:value-type="float" office:value="8.2">
            <text:p>8.2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846.3">
            <text:p>1846.3</text:p>
          </table:table-cell>
          <table:table-cell office:value-type="float" office:value="2614.2">
            <text:p>2614.2</text:p>
          </table:table-cell>
          <table:table-cell office:value-type="float" office:value="1716">
            <text:p>1716</text:p>
          </table:table-cell>
          <table:table-cell office:value-type="float" office:value="-41.6">
            <text:p>-41.6</text:p>
          </table:table-cell>
          <table:table-cell office:value-type="float" office:value="7.1">
            <text:p>7.1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874.7">
            <text:p>1874.7</text:p>
          </table:table-cell>
          <table:table-cell office:value-type="float" office:value="2625.9">
            <text:p>2625.9</text:p>
          </table:table-cell>
          <table:table-cell office:value-type="float" office:value="1701.9">
            <text:p>1701.9</text:p>
          </table:table-cell>
          <table:table-cell office:value-type="float" office:value="-40.1">
            <text:p>-40.1</text:p>
          </table:table-cell>
          <table:table-cell office:value-type="float" office:value="9.2">
            <text:p>9.2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862.8">
            <text:p>1862.8</text:p>
          </table:table-cell>
          <table:table-cell office:value-type="float" office:value="2693.1">
            <text:p>2693.1</text:p>
          </table:table-cell>
          <table:table-cell office:value-type="float" office:value="1728.6">
            <text:p>1728.6</text:p>
          </table:table-cell>
          <table:table-cell office:value-type="float" office:value="-44.6">
            <text:p>-44.6</text:p>
          </table:table-cell>
          <table:table-cell office:value-type="float" office:value="7.2">
            <text:p>7.2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892.5">
            <text:p>1892.5</text:p>
          </table:table-cell>
          <table:table-cell office:value-type="float" office:value="2700.6">
            <text:p>2700.6</text:p>
          </table:table-cell>
          <table:table-cell office:value-type="float" office:value="1727.3">
            <text:p>1727.3</text:p>
          </table:table-cell>
          <table:table-cell office:value-type="float" office:value="-42.7">
            <text:p>-42.7</text:p>
          </table:table-cell>
          <table:table-cell office:value-type="float" office:value="8.7">
            <text:p>8.7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869">
            <text:p>1869</text:p>
          </table:table-cell>
          <table:table-cell office:value-type="float" office:value="2626.9">
            <text:p>2626.9</text:p>
          </table:table-cell>
          <table:table-cell office:value-type="float" office:value="1723.2">
            <text:p>1723.2</text:p>
          </table:table-cell>
          <table:table-cell office:value-type="float" office:value="-40.5">
            <text:p>-40.5</text:p>
          </table:table-cell>
          <table:table-cell office:value-type="float" office:value="7.8">
            <text:p>7.8</text:p>
          </table:table-cell>
        </table:table-row>
        <table:table-row table:style-name="ro1">
          <table:table-cell table:number-columns-repeated="5"/>
          <table:table-cell table:style-name="ce4" office:value-type="string">
            <text:p>Average improvement</text:p>
          </table:table-cell>
          <table:table-cell table:style-name="ce2" table:formula="of:=AVERAGE([.G4:.G23])" office:value-type="float" office:value="8.085">
            <text:p>8.09</text:p>
          </table:table-cell>
        </table:table-row>
        <table:table-row table:style-name="ro1">
          <table:table-cell table:number-columns-repeated="5"/>
          <table:table-cell table:style-name="ce4" office:value-type="string">
            <text:p>Std. Dev.</text:p>
          </table:table-cell>
          <table:table-cell table:style-name="ce2" table:formula="of:=STDEV([.G4:.G23])" office:value-type="float" office:value="0.70731144037419">
            <text:p>0.71</text:p>
          </table:table-cell>
        </table:table-row>
        <table:table-row table:style-name="ro1">
          <table:table-cell table:number-columns-repeated="5"/>
          <table:table-cell table:style-name="ce4" office:value-type="string">
            <text:p>Max improvement</text:p>
          </table:table-cell>
          <table:table-cell table:style-name="ce2" table:formula="of:=MAX([.G4:.G23])" office:value-type="float" office:value="9.8">
            <text:p>9.80</text:p>
          </table:table-cell>
        </table:table-row>
        <table:table-row table:style-name="ro1">
          <table:table-cell table:number-columns-repeated="5"/>
          <table:table-cell table:style-name="ce5"/>
          <table:table-cell/>
        </table:table-row>
        <table:table-row table:style-name="ro1">
          <table:table-cell/>
          <table:table-cell table:style-name="ce1" office:value-type="string">
            <text:p>Time</text:p>
          </table:table-cell>
          <table:table-cell table:style-name="ce1" table:number-columns-repeated="5"/>
        </table:table-row>
        <table:table-row table:style-name="ro2">
          <table:table-cell/>
          <table:table-cell table:style-name="ce1" office:value-type="string">
            <text:p>Instancia</text:p>
          </table:table-cell>
          <table:table-cell table:style-name="ce1" office:value-type="string">
            <text:p>MinMin</text:p>
          </table:table-cell>
          <table:table-cell table:style-name="ce1" office:value-type="string">
            <text:p>pMinMin/D (8 threads)</text:p>
          </table:table-cell>
          <table:table-cell table:style-name="ce1" office:value-type="string">
            <text:p>PALS GPU</text:p>
          </table:table-cell>
          <table:table-cell table:style-name="ce1" office:value-type="string">
            <text:p>Improv. pMinMin vs MinMin</text:p>
          </table:table-cell>
          <table:table-cell table:style-name="ce1" office:value-type="string">
            <text:p>Improv. PALS GPU vs MinMin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.1">
            <text:p>2.1</text:p>
          </table:table-cell>
          <table:table-cell office:value-type="float" office:value="15.2">
            <text:p>15.2</text:p>
          </table:table-cell>
          <table:table-cell office:value-type="float" office:value="86">
            <text:p>86</text:p>
          </table:table-cell>
          <table:table-cell office:value-type="float" office:value="-1.4">
            <text:p>-1.4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.1">
            <text:p>2.1</text:p>
          </table:table-cell>
          <table:table-cell office:value-type="float" office:value="14.7">
            <text:p>14.7</text:p>
          </table:table-cell>
          <table:table-cell office:value-type="float" office:value="86">
            <text:p>86</text:p>
          </table:table-cell>
          <table:table-cell office:value-type="float" office:value="2.1">
            <text:p>2.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4.8">
            <text:p>14.8</text:p>
          </table:table-cell>
          <table:table-cell office:value-type="float" office:value="2.1">
            <text:p>2.1</text:p>
          </table:table-cell>
          <table:table-cell office:value-type="float" office:value="14.6">
            <text:p>14.6</text:p>
          </table:table-cell>
          <table:table-cell office:value-type="float" office:value="86">
            <text:p>86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4.9">
            <text:p>14.9</text:p>
          </table:table-cell>
          <table:table-cell office:value-type="float" office:value="2.1">
            <text:p>2.1</text:p>
          </table:table-cell>
          <table:table-cell office:value-type="float" office:value="15.3">
            <text:p>15.3</text:p>
          </table:table-cell>
          <table:table-cell office:value-type="float" office:value="85.9">
            <text:p>85.9</text:p>
          </table:table-cell>
          <table:table-cell office:value-type="float" office:value="-3.1">
            <text:p>-3.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4.9">
            <text:p>14.9</text:p>
          </table:table-cell>
          <table:table-cell office:value-type="float" office:value="2.1">
            <text:p>2.1</text:p>
          </table:table-cell>
          <table:table-cell office:value-type="float" office:value="15.9">
            <text:p>15.9</text:p>
          </table:table-cell>
          <table:table-cell office:value-type="float" office:value="85.9">
            <text:p>85.9</text:p>
          </table:table-cell>
          <table:table-cell office:value-type="float" office:value="-7">
            <text:p>-7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4.9">
            <text:p>14.9</text:p>
          </table:table-cell>
          <table:table-cell office:value-type="float" office:value="2.1">
            <text:p>2.1</text:p>
          </table:table-cell>
          <table:table-cell office:value-type="float" office:value="15">
            <text:p>15</text:p>
          </table:table-cell>
          <table:table-cell office:value-type="float" office:value="86">
            <text:p>86</text:p>
          </table:table-cell>
          <table:table-cell office:value-type="float" office:value="-0.6">
            <text:p>-0.6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4.9">
            <text:p>14.9</text:p>
          </table:table-cell>
          <table:table-cell office:value-type="float" office:value="2.1">
            <text:p>2.1</text:p>
          </table:table-cell>
          <table:table-cell office:value-type="float" office:value="14.3">
            <text:p>14.3</text:p>
          </table:table-cell>
          <table:table-cell office:value-type="float" office:value="85.9">
            <text:p>85.9</text:p>
          </table:table-cell>
          <table:table-cell office:value-type="float" office:value="4.1">
            <text:p>4.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.3">
            <text:p>15.3</text:p>
          </table:table-cell>
          <table:table-cell office:value-type="float" office:value="2.1">
            <text:p>2.1</text:p>
          </table:table-cell>
          <table:table-cell office:value-type="float" office:value="15.2">
            <text:p>15.2</text:p>
          </table:table-cell>
          <table:table-cell office:value-type="float" office:value="86.3">
            <text:p>86.3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.1">
            <text:p>2.1</text:p>
          </table:table-cell>
          <table:table-cell office:value-type="float" office:value="14.7">
            <text:p>14.7</text:p>
          </table:table-cell>
          <table:table-cell office:value-type="float" office:value="86">
            <text:p>86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.2">
            <text:p>2.2</text:p>
          </table:table-cell>
          <table:table-cell office:value-type="float" office:value="14.2">
            <text:p>14.2</text:p>
          </table:table-cell>
          <table:table-cell office:value-type="float" office:value="85.3">
            <text:p>85.3</text:p>
          </table:table-cell>
          <table:table-cell office:value-type="float" office:value="5.3">
            <text:p>5.3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4.8">
            <text:p>14.8</text:p>
          </table:table-cell>
          <table:table-cell office:value-type="float" office:value="2.1">
            <text:p>2.1</text:p>
          </table:table-cell>
          <table:table-cell office:value-type="float" office:value="16.3">
            <text:p>16.3</text:p>
          </table:table-cell>
          <table:table-cell office:value-type="float" office:value="85.7">
            <text:p>85.7</text:p>
          </table:table-cell>
          <table:table-cell office:value-type="float" office:value="-10.7">
            <text:p>-10.7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4.9">
            <text:p>14.9</text:p>
          </table:table-cell>
          <table:table-cell office:value-type="float" office:value="2.1">
            <text:p>2.1</text:p>
          </table:table-cell>
          <table:table-cell office:value-type="float" office:value="15.6">
            <text:p>15.6</text:p>
          </table:table-cell>
          <table:table-cell office:value-type="float" office:value="86">
            <text:p>86</text:p>
          </table:table-cell>
          <table:table-cell office:value-type="float" office:value="-4.8">
            <text:p>-4.8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4.9">
            <text:p>14.9</text:p>
          </table:table-cell>
          <table:table-cell office:value-type="float" office:value="2.1">
            <text:p>2.1</text:p>
          </table:table-cell>
          <table:table-cell office:value-type="float" office:value="15.9">
            <text:p>15.9</text:p>
          </table:table-cell>
          <table:table-cell office:value-type="float" office:value="85.8">
            <text:p>85.8</text:p>
          </table:table-cell>
          <table:table-cell office:value-type="float" office:value="-7.1">
            <text:p>-7.1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4.9">
            <text:p>14.9</text:p>
          </table:table-cell>
          <table:table-cell office:value-type="float" office:value="2.1">
            <text:p>2.1</text:p>
          </table:table-cell>
          <table:table-cell office:value-type="float" office:value="14.7">
            <text:p>14.7</text:p>
          </table:table-cell>
          <table:table-cell office:value-type="float" office:value="86">
            <text:p>86</text:p>
          </table:table-cell>
          <table:table-cell office:value-type="float" office:value="1.8">
            <text:p>1.8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4.9">
            <text:p>14.9</text:p>
          </table:table-cell>
          <table:table-cell office:value-type="float" office:value="2.1">
            <text:p>2.1</text:p>
          </table:table-cell>
          <table:table-cell office:value-type="float" office:value="15.4">
            <text:p>15.4</text:p>
          </table:table-cell>
          <table:table-cell office:value-type="float" office:value="86">
            <text:p>86</text:p>
          </table:table-cell>
          <table:table-cell office:value-type="float" office:value="-3">
            <text:p>-3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5.1">
            <text:p>15.1</text:p>
          </table:table-cell>
          <table:table-cell office:value-type="float" office:value="2.1">
            <text:p>2.1</text:p>
          </table:table-cell>
          <table:table-cell office:value-type="float" office:value="16">
            <text:p>16</text:p>
          </table:table-cell>
          <table:table-cell office:value-type="float" office:value="86.1">
            <text:p>86.1</text:p>
          </table:table-cell>
          <table:table-cell office:value-type="float" office:value="-6.2">
            <text:p>-6.2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.1">
            <text:p>2.1</text:p>
          </table:table-cell>
          <table:table-cell office:value-type="float" office:value="15.1">
            <text:p>15.1</text:p>
          </table:table-cell>
          <table:table-cell office:value-type="float" office:value="86">
            <text:p>86</text:p>
          </table:table-cell>
          <table:table-cell office:value-type="float" office:value="-0.9">
            <text:p>-0.9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4.6">
            <text:p>14.6</text:p>
          </table:table-cell>
          <table:table-cell office:value-type="float" office:value="2.1">
            <text:p>2.1</text:p>
          </table:table-cell>
          <table:table-cell office:value-type="float" office:value="15">
            <text:p>15</text:p>
          </table:table-cell>
          <table:table-cell office:value-type="float" office:value="85.7">
            <text:p>85.7</text:p>
          </table:table-cell>
          <table:table-cell office:value-type="float" office:value="-2.6">
            <text:p>-2.6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4.9">
            <text:p>14.9</text:p>
          </table:table-cell>
          <table:table-cell office:value-type="float" office:value="2.1">
            <text:p>2.1</text:p>
          </table:table-cell>
          <table:table-cell office:value-type="float" office:value="16.1">
            <text:p>16.1</text:p>
          </table:table-cell>
          <table:table-cell office:value-type="float" office:value="86">
            <text:p>86</text:p>
          </table:table-cell>
          <table:table-cell office:value-type="float" office:value="-7.9">
            <text:p>-7.9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4.9">
            <text:p>14.9</text:p>
          </table:table-cell>
          <table:table-cell office:value-type="float" office:value="2.1">
            <text:p>2.1</text:p>
          </table:table-cell>
          <table:table-cell office:value-type="float" office:value="15.2">
            <text:p>15.2</text:p>
          </table:table-cell>
          <table:table-cell office:value-type="float" office:value="86">
            <text:p>86</text:p>
          </table:table-cell>
          <table:table-cell office:value-type="float" office:value="-2.3">
            <text:p>-2.3</text:p>
          </table:table-cell>
        </table:table-row>
        <table:table-row table:style-name="ro1">
          <table:table-cell table:number-columns-repeated="2"/>
          <table:table-cell table:formula="of:=AVERAGE([.C30:.C49])" office:value-type="float" office:value="14.93">
            <text:p>14.93</text:p>
          </table:table-cell>
          <table:table-cell table:formula="of:=AVERAGE([.D30:.D49])" office:value-type="float" office:value="2.105">
            <text:p>2.105</text:p>
          </table:table-cell>
          <table:table-cell table:number-columns-repeated="3"/>
        </table:table-row>
        <table:table-row table:style-name="ro1" table:number-rows-repeated="104852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6384x512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table:style-name="ce1" office:value-type="string">
            <text:p>Makespan</text:p>
          </table:table-cell>
          <table:table-cell table:style-name="ce1" table:number-columns-repeated="5"/>
        </table:table-row>
        <table:table-row table:style-name="ro2">
          <table:table-cell/>
          <table:table-cell table:style-name="ce1" office:value-type="string">
            <text:p>Instancia</text:p>
          </table:table-cell>
          <table:table-cell table:style-name="ce1" office:value-type="string">
            <text:p>MinMin</text:p>
          </table:table-cell>
          <table:table-cell table:style-name="ce1" office:value-type="string">
            <text:p>pMinMin/D (12 threads)</text:p>
          </table:table-cell>
          <table:table-cell table:style-name="ce1" office:value-type="string">
            <text:p>PALS GPU</text:p>
          </table:table-cell>
          <table:table-cell table:style-name="ce1" office:value-type="string">
            <text:p>Improv. pMinMin vs MinMin</text:p>
          </table:table-cell>
          <table:table-cell table:style-name="ce1" office:value-type="string">
            <text:p>Improv. PALS GPU vs MinMin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934.1">
            <text:p>1934.1</text:p>
          </table:table-cell>
          <table:table-cell office:value-type="float" office:value="3158.5">
            <text:p>3158.5</text:p>
          </table:table-cell>
          <table:table-cell office:value-type="float" office:value="1771.9">
            <text:p>1771.9</text:p>
          </table:table-cell>
          <table:table-cell office:value-type="float" office:value="-63.3">
            <text:p>-63.3</text:p>
          </table:table-cell>
          <table:table-cell office:value-type="float" office:value="8.4">
            <text:p>8.4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940.5">
            <text:p>1940.5</text:p>
          </table:table-cell>
          <table:table-cell office:value-type="float" office:value="3202.7">
            <text:p>3202.7</text:p>
          </table:table-cell>
          <table:table-cell office:value-type="float" office:value="1775">
            <text:p>1775</text:p>
          </table:table-cell>
          <table:table-cell office:value-type="float" office:value="-65">
            <text:p>-65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949">
            <text:p>1949</text:p>
          </table:table-cell>
          <table:table-cell office:value-type="float" office:value="3291.1">
            <text:p>3291.1</text:p>
          </table:table-cell>
          <table:table-cell office:value-type="float" office:value="1777.7">
            <text:p>1777.7</text:p>
          </table:table-cell>
          <table:table-cell office:value-type="float" office:value="-68.9">
            <text:p>-68.9</text:p>
          </table:table-cell>
          <table:table-cell office:value-type="float" office:value="8.8">
            <text:p>8.8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922">
            <text:p>1922</text:p>
          </table:table-cell>
          <table:table-cell office:value-type="float" office:value="3235.2">
            <text:p>3235.2</text:p>
          </table:table-cell>
          <table:table-cell office:value-type="float" office:value="1773">
            <text:p>1773</text:p>
          </table:table-cell>
          <table:table-cell office:value-type="float" office:value="-68.3">
            <text:p>-68.3</text:p>
          </table:table-cell>
          <table:table-cell office:value-type="float" office:value="7.8">
            <text:p>7.8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904.1">
            <text:p>1904.1</text:p>
          </table:table-cell>
          <table:table-cell office:value-type="float" office:value="3150">
            <text:p>3150</text:p>
          </table:table-cell>
          <table:table-cell office:value-type="float" office:value="1752.6">
            <text:p>1752.6</text:p>
          </table:table-cell>
          <table:table-cell office:value-type="float" office:value="-65.4">
            <text:p>-65.4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901.7">
            <text:p>1901.7</text:p>
          </table:table-cell>
          <table:table-cell office:value-type="float" office:value="3122.8">
            <text:p>3122.8</text:p>
          </table:table-cell>
          <table:table-cell office:value-type="float" office:value="1767.2">
            <text:p>1767.2</text:p>
          </table:table-cell>
          <table:table-cell office:value-type="float" office:value="-64.2">
            <text:p>-64.2</text:p>
          </table:table-cell>
          <table:table-cell office:value-type="float" office:value="7.1">
            <text:p>7.1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945.5">
            <text:p>1945.5</text:p>
          </table:table-cell>
          <table:table-cell office:value-type="float" office:value="3257.7">
            <text:p>3257.7</text:p>
          </table:table-cell>
          <table:table-cell office:value-type="float" office:value="1780.2">
            <text:p>1780.2</text:p>
          </table:table-cell>
          <table:table-cell office:value-type="float" office:value="-67.4">
            <text:p>-67.4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903.8">
            <text:p>1903.8</text:p>
          </table:table-cell>
          <table:table-cell office:value-type="float" office:value="3190.1">
            <text:p>3190.1</text:p>
          </table:table-cell>
          <table:table-cell office:value-type="float" office:value="1764.2">
            <text:p>1764.2</text:p>
          </table:table-cell>
          <table:table-cell office:value-type="float" office:value="-67.6">
            <text:p>-67.6</text:p>
          </table:table-cell>
          <table:table-cell office:value-type="float" office:value="7.3">
            <text:p>7.3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937.3">
            <text:p>1937.3</text:p>
          </table:table-cell>
          <table:table-cell office:value-type="float" office:value="3116.7">
            <text:p>3116.7</text:p>
          </table:table-cell>
          <table:table-cell office:value-type="float" office:value="1776.7">
            <text:p>1776.7</text:p>
          </table:table-cell>
          <table:table-cell office:value-type="float" office:value="-60.9">
            <text:p>-60.9</text:p>
          </table:table-cell>
          <table:table-cell office:value-type="float" office:value="8.3">
            <text:p>8.3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935.7">
            <text:p>1935.7</text:p>
          </table:table-cell>
          <table:table-cell office:value-type="float" office:value="3148.5">
            <text:p>3148.5</text:p>
          </table:table-cell>
          <table:table-cell office:value-type="float" office:value="1766.6">
            <text:p>1766.6</text:p>
          </table:table-cell>
          <table:table-cell office:value-type="float" office:value="-62.7">
            <text:p>-62.7</text:p>
          </table:table-cell>
          <table:table-cell office:value-type="float" office:value="8.7">
            <text:p>8.7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937.4">
            <text:p>1937.4</text:p>
          </table:table-cell>
          <table:table-cell office:value-type="float" office:value="3177">
            <text:p>3177</text:p>
          </table:table-cell>
          <table:table-cell office:value-type="float" office:value="1780.4">
            <text:p>1780.4</text:p>
          </table:table-cell>
          <table:table-cell office:value-type="float" office:value="-64">
            <text:p>-64</text:p>
          </table:table-cell>
          <table:table-cell office:value-type="float" office:value="8.1">
            <text:p>8.1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916.2">
            <text:p>1916.2</text:p>
          </table:table-cell>
          <table:table-cell office:value-type="float" office:value="3134.1">
            <text:p>3134.1</text:p>
          </table:table-cell>
          <table:table-cell office:value-type="float" office:value="1755.4">
            <text:p>1755.4</text:p>
          </table:table-cell>
          <table:table-cell office:value-type="float" office:value="-63.6">
            <text:p>-63.6</text:p>
          </table:table-cell>
          <table:table-cell office:value-type="float" office:value="8.4">
            <text:p>8.4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911.8">
            <text:p>1911.8</text:p>
          </table:table-cell>
          <table:table-cell office:value-type="float" office:value="3149.2">
            <text:p>3149.2</text:p>
          </table:table-cell>
          <table:table-cell office:value-type="float" office:value="1765.7">
            <text:p>1765.7</text:p>
          </table:table-cell>
          <table:table-cell office:value-type="float" office:value="-64.7">
            <text:p>-64.7</text:p>
          </table:table-cell>
          <table:table-cell office:value-type="float" office:value="7.6">
            <text:p>7.6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927.6">
            <text:p>1927.6</text:p>
          </table:table-cell>
          <table:table-cell office:value-type="float" office:value="3168.6">
            <text:p>3168.6</text:p>
          </table:table-cell>
          <table:table-cell office:value-type="float" office:value="1777.7">
            <text:p>1777.7</text:p>
          </table:table-cell>
          <table:table-cell office:value-type="float" office:value="-64.4">
            <text:p>-64.4</text:p>
          </table:table-cell>
          <table:table-cell office:value-type="float" office:value="7.8">
            <text:p>7.8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944.4">
            <text:p>1944.4</text:p>
          </table:table-cell>
          <table:table-cell office:value-type="float" office:value="3229">
            <text:p>3229</text:p>
          </table:table-cell>
          <table:table-cell office:value-type="float" office:value="1782">
            <text:p>1782</text:p>
          </table:table-cell>
          <table:table-cell office:value-type="float" office:value="-66.1">
            <text:p>-66.1</text:p>
          </table:table-cell>
          <table:table-cell office:value-type="float" office:value="8.4">
            <text:p>8.4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939.5">
            <text:p>1939.5</text:p>
          </table:table-cell>
          <table:table-cell office:value-type="float" office:value="3293.2">
            <text:p>3293.2</text:p>
          </table:table-cell>
          <table:table-cell office:value-type="float" office:value="1768.1">
            <text:p>1768.1</text:p>
          </table:table-cell>
          <table:table-cell office:value-type="float" office:value="-69.8">
            <text:p>-69.8</text:p>
          </table:table-cell>
          <table:table-cell office:value-type="float" office:value="8.8">
            <text:p>8.8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933.6">
            <text:p>1933.6</text:p>
          </table:table-cell>
          <table:table-cell office:value-type="float" office:value="3148.9">
            <text:p>3148.9</text:p>
          </table:table-cell>
          <table:table-cell office:value-type="float" office:value="1758.7">
            <text:p>1758.7</text:p>
          </table:table-cell>
          <table:table-cell office:value-type="float" office:value="-62.9">
            <text:p>-62.9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929.5">
            <text:p>1929.5</text:p>
          </table:table-cell>
          <table:table-cell office:value-type="float" office:value="3136">
            <text:p>3136</text:p>
          </table:table-cell>
          <table:table-cell office:value-type="float" office:value="1769.1">
            <text:p>1769.1</text:p>
          </table:table-cell>
          <table:table-cell office:value-type="float" office:value="-62.5">
            <text:p>-62.5</text:p>
          </table:table-cell>
          <table:table-cell office:value-type="float" office:value="8.3">
            <text:p>8.3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910.8">
            <text:p>1910.8</text:p>
          </table:table-cell>
          <table:table-cell office:value-type="float" office:value="3187.3">
            <text:p>3187.3</text:p>
          </table:table-cell>
          <table:table-cell office:value-type="float" office:value="1760">
            <text:p>1760</text:p>
          </table:table-cell>
          <table:table-cell office:value-type="float" office:value="-66.8">
            <text:p>-66.8</text:p>
          </table:table-cell>
          <table:table-cell office:value-type="float" office:value="7.9">
            <text:p>7.9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941">
            <text:p>1941</text:p>
          </table:table-cell>
          <table:table-cell office:value-type="float" office:value="3214.7">
            <text:p>3214.7</text:p>
          </table:table-cell>
          <table:table-cell office:value-type="float" office:value="1775.2">
            <text:p>1775.2</text:p>
          </table:table-cell>
          <table:table-cell office:value-type="float" office:value="-65.6">
            <text:p>-65.6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table:number-columns-repeated="5"/>
          <table:table-cell table:style-name="ce4" office:value-type="string">
            <text:p>Average improvement</text:p>
          </table:table-cell>
          <table:table-cell table:style-name="ce2" table:formula="of:=AVERAGE([.G4:.G23])" office:value-type="float" office:value="8.21">
            <text:p>8.21</text:p>
          </table:table-cell>
        </table:table-row>
        <table:table-row table:style-name="ro1">
          <table:table-cell table:number-columns-repeated="5"/>
          <table:table-cell table:style-name="ce4" office:value-type="string">
            <text:p>Std. Dev.</text:p>
          </table:table-cell>
          <table:table-cell table:style-name="ce2" table:formula="of:=STDEV([.G4:.G23])" office:value-type="float" office:value="0.505652262455451">
            <text:p>0.51</text:p>
          </table:table-cell>
        </table:table-row>
        <table:table-row table:style-name="ro1">
          <table:table-cell table:number-columns-repeated="5"/>
          <table:table-cell table:style-name="ce4" office:value-type="string">
            <text:p>Max improvement</text:p>
          </table:table-cell>
          <table:table-cell table:style-name="ce2" table:formula="of:=MAX([.G4:.G23])" office:value-type="float" office:value="9">
            <text:p>9.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>
            <text:p>Time</text:p>
          </table:table-cell>
          <table:table-cell table:style-name="ce1" table:number-columns-repeated="5"/>
        </table:table-row>
        <table:table-row table:style-name="ro2">
          <table:table-cell/>
          <table:table-cell table:style-name="ce1" office:value-type="string">
            <text:p>Instancia</text:p>
          </table:table-cell>
          <table:table-cell table:style-name="ce1" office:value-type="string">
            <text:p>MinMin</text:p>
          </table:table-cell>
          <table:table-cell table:style-name="ce1" office:value-type="string">
            <text:p>pMinMin/D (12 threads)</text:p>
          </table:table-cell>
          <table:table-cell table:style-name="ce1" office:value-type="string">
            <text:p>PALS GPU</text:p>
          </table:table-cell>
          <table:table-cell table:style-name="ce1" office:value-type="string">
            <text:p>Improv. pMinMin vs MinMin</text:p>
          </table:table-cell>
          <table:table-cell table:style-name="ce1" office:value-type="string">
            <text:p>Improv. PALS GPU vs MinMin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10.7">
            <text:p>110.7</text:p>
          </table:table-cell>
          <table:table-cell office:value-type="float" office:value="9.7">
            <text:p>9.7</text:p>
          </table:table-cell>
          <table:table-cell office:value-type="float" office:value="108.4">
            <text:p>108.4</text:p>
          </table:table-cell>
          <table:table-cell office:value-type="float" office:value="91.2">
            <text:p>91.2</text:p>
          </table:table-cell>
          <table:table-cell office:value-type="float" office:value="2.1">
            <text:p>2.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10.6">
            <text:p>110.6</text:p>
          </table:table-cell>
          <table:table-cell office:value-type="float" office:value="9.8">
            <text:p>9.8</text:p>
          </table:table-cell>
          <table:table-cell office:value-type="float" office:value="107.1">
            <text:p>107.1</text:p>
          </table:table-cell>
          <table:table-cell office:value-type="float" office:value="91.2">
            <text:p>91.2</text:p>
          </table:table-cell>
          <table:table-cell office:value-type="float" office:value="3.2">
            <text:p>3.2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10.6">
            <text:p>110.6</text:p>
          </table:table-cell>
          <table:table-cell office:value-type="float" office:value="9.8">
            <text:p>9.8</text:p>
          </table:table-cell>
          <table:table-cell office:value-type="float" office:value="106.6">
            <text:p>106.6</text:p>
          </table:table-cell>
          <table:table-cell office:value-type="float" office:value="91.1">
            <text:p>91.1</text:p>
          </table:table-cell>
          <table:table-cell office:value-type="float" office:value="3.6">
            <text:p>3.6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10.7">
            <text:p>110.7</text:p>
          </table:table-cell>
          <table:table-cell office:value-type="float" office:value="9.9">
            <text:p>9.9</text:p>
          </table:table-cell>
          <table:table-cell office:value-type="float" office:value="106.5">
            <text:p>106.5</text:p>
          </table:table-cell>
          <table:table-cell office:value-type="float" office:value="91.1">
            <text:p>91.1</text:p>
          </table:table-cell>
          <table:table-cell office:value-type="float" office:value="3.9">
            <text:p>3.9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11.2">
            <text:p>111.2</text:p>
          </table:table-cell>
          <table:table-cell office:value-type="float" office:value="9.8">
            <text:p>9.8</text:p>
          </table:table-cell>
          <table:table-cell office:value-type="float" office:value="106.6">
            <text:p>106.6</text:p>
          </table:table-cell>
          <table:table-cell office:value-type="float" office:value="91.2">
            <text:p>91.2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11.4">
            <text:p>111.4</text:p>
          </table:table-cell>
          <table:table-cell office:value-type="float" office:value="10">
            <text:p>10</text:p>
          </table:table-cell>
          <table:table-cell office:value-type="float" office:value="106.6">
            <text:p>106.6</text:p>
          </table:table-cell>
          <table:table-cell office:value-type="float" office:value="91">
            <text:p>91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11.3">
            <text:p>111.3</text:p>
          </table:table-cell>
          <table:table-cell office:value-type="float" office:value="9.8">
            <text:p>9.8</text:p>
          </table:table-cell>
          <table:table-cell office:value-type="float" office:value="107">
            <text:p>107</text:p>
          </table:table-cell>
          <table:table-cell office:value-type="float" office:value="91.2">
            <text:p>91.2</text:p>
          </table:table-cell>
          <table:table-cell office:value-type="float" office:value="3.8">
            <text:p>3.8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11.3">
            <text:p>111.3</text:p>
          </table:table-cell>
          <table:table-cell office:value-type="float" office:value="9.9">
            <text:p>9.9</text:p>
          </table:table-cell>
          <table:table-cell office:value-type="float" office:value="107.8">
            <text:p>107.8</text:p>
          </table:table-cell>
          <table:table-cell office:value-type="float" office:value="91.1">
            <text:p>91.1</text:p>
          </table:table-cell>
          <table:table-cell office:value-type="float" office:value="3.2">
            <text:p>3.2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11.1">
            <text:p>111.1</text:p>
          </table:table-cell>
          <table:table-cell office:value-type="float" office:value="9.8">
            <text:p>9.8</text:p>
          </table:table-cell>
          <table:table-cell office:value-type="float" office:value="107.9">
            <text:p>107.9</text:p>
          </table:table-cell>
          <table:table-cell office:value-type="float" office:value="91.1">
            <text:p>91.1</text:p>
          </table:table-cell>
          <table:table-cell office:value-type="float" office:value="2.9">
            <text:p>2.9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10.7">
            <text:p>110.7</text:p>
          </table:table-cell>
          <table:table-cell office:value-type="float" office:value="9.9">
            <text:p>9.9</text:p>
          </table:table-cell>
          <table:table-cell office:value-type="float" office:value="107.8">
            <text:p>107.8</text:p>
          </table:table-cell>
          <table:table-cell office:value-type="float" office:value="91.1">
            <text:p>91.1</text:p>
          </table:table-cell>
          <table:table-cell office:value-type="float" office:value="2.6">
            <text:p>2.6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10.8">
            <text:p>110.8</text:p>
          </table:table-cell>
          <table:table-cell office:value-type="float" office:value="9.7">
            <text:p>9.7</text:p>
          </table:table-cell>
          <table:table-cell office:value-type="float" office:value="108.1">
            <text:p>108.1</text:p>
          </table:table-cell>
          <table:table-cell office:value-type="float" office:value="91.2">
            <text:p>91.2</text:p>
          </table:table-cell>
          <table:table-cell office:value-type="float" office:value="2.4">
            <text:p>2.4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10.9">
            <text:p>110.9</text:p>
          </table:table-cell>
          <table:table-cell office:value-type="float" office:value="9.9">
            <text:p>9.9</text:p>
          </table:table-cell>
          <table:table-cell office:value-type="float" office:value="107.8">
            <text:p>107.8</text:p>
          </table:table-cell>
          <table:table-cell office:value-type="float" office:value="91.1">
            <text:p>91.1</text:p>
          </table:table-cell>
          <table:table-cell office:value-type="float" office:value="2.8">
            <text:p>2.8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10.7">
            <text:p>110.7</text:p>
          </table:table-cell>
          <table:table-cell office:value-type="float" office:value="9.9">
            <text:p>9.9</text:p>
          </table:table-cell>
          <table:table-cell office:value-type="float" office:value="108.3">
            <text:p>108.3</text:p>
          </table:table-cell>
          <table:table-cell office:value-type="float" office:value="91.1">
            <text:p>91.1</text:p>
          </table:table-cell>
          <table:table-cell office:value-type="float" office:value="2.1">
            <text:p>2.1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10.8">
            <text:p>110.8</text:p>
          </table:table-cell>
          <table:table-cell office:value-type="float" office:value="10.5">
            <text:p>10.5</text:p>
          </table:table-cell>
          <table:table-cell office:value-type="float" office:value="107.4">
            <text:p>107.4</text:p>
          </table:table-cell>
          <table:table-cell office:value-type="float" office:value="90.5">
            <text:p>90.5</text:p>
          </table:table-cell>
          <table:table-cell office:value-type="float" office:value="3.1">
            <text:p>3.1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10.5">
            <text:p>110.5</text:p>
          </table:table-cell>
          <table:table-cell office:value-type="float" office:value="9.8">
            <text:p>9.8</text:p>
          </table:table-cell>
          <table:table-cell office:value-type="float" office:value="107.4">
            <text:p>107.4</text:p>
          </table:table-cell>
          <table:table-cell office:value-type="float" office:value="91.1">
            <text:p>91.1</text:p>
          </table:table-cell>
          <table:table-cell office:value-type="float" office:value="2.8">
            <text:p>2.8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10.8">
            <text:p>110.8</text:p>
          </table:table-cell>
          <table:table-cell office:value-type="float" office:value="10.1">
            <text:p>10.1</text:p>
          </table:table-cell>
          <table:table-cell office:value-type="float" office:value="106.3">
            <text:p>106.3</text:p>
          </table:table-cell>
          <table:table-cell office:value-type="float" office:value="90.9">
            <text:p>90.9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11.3">
            <text:p>111.3</text:p>
          </table:table-cell>
          <table:table-cell office:value-type="float" office:value="10.1">
            <text:p>10.1</text:p>
          </table:table-cell>
          <table:table-cell office:value-type="float" office:value="108">
            <text:p>108</text:p>
          </table:table-cell>
          <table:table-cell office:value-type="float" office:value="90.9">
            <text:p>90.9</text:p>
          </table:table-cell>
          <table:table-cell office:value-type="float" office:value="2.9">
            <text:p>2.9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11.3">
            <text:p>111.3</text:p>
          </table:table-cell>
          <table:table-cell office:value-type="float" office:value="10">
            <text:p>10</text:p>
          </table:table-cell>
          <table:table-cell office:value-type="float" office:value="108.4">
            <text:p>108.4</text:p>
          </table:table-cell>
          <table:table-cell office:value-type="float" office:value="91">
            <text:p>91</text:p>
          </table:table-cell>
          <table:table-cell office:value-type="float" office:value="2.7">
            <text:p>2.7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11.2">
            <text:p>111.2</text:p>
          </table:table-cell>
          <table:table-cell office:value-type="float" office:value="9.8">
            <text:p>9.8</text:p>
          </table:table-cell>
          <table:table-cell office:value-type="float" office:value="106.5">
            <text:p>106.5</text:p>
          </table:table-cell>
          <table:table-cell office:value-type="float" office:value="91.1">
            <text:p>91.1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11.1">
            <text:p>111.1</text:p>
          </table:table-cell>
          <table:table-cell office:value-type="float" office:value="9.9">
            <text:p>9.9</text:p>
          </table:table-cell>
          <table:table-cell office:value-type="float" office:value="107.7">
            <text:p>107.7</text:p>
          </table:table-cell>
          <table:table-cell office:value-type="float" office:value="91.1">
            <text:p>91.1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table:formula="of:=AVERAGE([.C30:.C49])" office:value-type="float" office:value="110.95">
            <text:p>110.95</text:p>
          </table:table-cell>
          <table:table-cell table:formula="of:=AVERAGE([.D30:.D49])" office:value-type="float" office:value="9.905">
            <text:p>9.905</text:p>
          </table:table-cell>
          <table:table-cell table:number-columns-repeated="3"/>
        </table:table-row>
        <table:table-row table:style-name="ro1" table:number-rows-repeated="104852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32768x1024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>
            <text:p>Makespan</text:p>
          </table:table-cell>
          <table:table-cell table:style-name="ce1" table:number-columns-repeated="5"/>
        </table:table-row>
        <table:table-row table:style-name="ro2">
          <table:table-cell/>
          <table:table-cell table:style-name="ce1" office:value-type="string">
            <text:p>Instancia</text:p>
          </table:table-cell>
          <table:table-cell table:style-name="ce1" office:value-type="string">
            <text:p>MinMin</text:p>
          </table:table-cell>
          <table:table-cell table:style-name="ce1" office:value-type="string">
            <text:p>pMinMin/D (12 threads)</text:p>
          </table:table-cell>
          <table:table-cell table:style-name="ce1" office:value-type="string">
            <text:p>PALS GPU</text:p>
          </table:table-cell>
          <table:table-cell table:style-name="ce1" office:value-type="string">
            <text:p>Improv. pMinMin vs MinMin</text:p>
          </table:table-cell>
          <table:table-cell table:style-name="ce1" office:value-type="string">
            <text:p>Improv. PALS GPU vs MinMin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996.2">
            <text:p>1996.2</text:p>
          </table:table-cell>
          <table:table-cell office:value-type="float" office:value="3339">
            <text:p>3339</text:p>
          </table:table-cell>
          <table:table-cell office:value-type="float" office:value="1829.5">
            <text:p>1829.5</text:p>
          </table:table-cell>
          <table:table-cell office:value-type="float" office:value="-67.3">
            <text:p>-67.3</text:p>
          </table:table-cell>
          <table:table-cell office:value-type="float" office:value="8.3">
            <text:p>8.3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979">
            <text:p>1979</text:p>
          </table:table-cell>
          <table:table-cell office:value-type="float" office:value="3319.9">
            <text:p>3319.9</text:p>
          </table:table-cell>
          <table:table-cell office:value-type="float" office:value="1821.4">
            <text:p>1821.4</text:p>
          </table:table-cell>
          <table:table-cell office:value-type="float" office:value="-67.8">
            <text:p>-67.8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980.7">
            <text:p>1980.7</text:p>
          </table:table-cell>
          <table:table-cell office:value-type="float" office:value="3320.3">
            <text:p>3320.3</text:p>
          </table:table-cell>
          <table:table-cell office:value-type="float" office:value="1817.9">
            <text:p>1817.9</text:p>
          </table:table-cell>
          <table:table-cell office:value-type="float" office:value="-67.6">
            <text:p>-67.6</text:p>
          </table:table-cell>
          <table:table-cell office:value-type="float" office:value="8.2">
            <text:p>8.2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982.8">
            <text:p>1982.8</text:p>
          </table:table-cell>
          <table:table-cell office:value-type="float" office:value="3343.9">
            <text:p>3343.9</text:p>
          </table:table-cell>
          <table:table-cell office:value-type="float" office:value="1827.4">
            <text:p>1827.4</text:p>
          </table:table-cell>
          <table:table-cell office:value-type="float" office:value="-68.6">
            <text:p>-68.6</text:p>
          </table:table-cell>
          <table:table-cell office:value-type="float" office:value="7.8">
            <text:p>7.8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971.9">
            <text:p>1971.9</text:p>
          </table:table-cell>
          <table:table-cell office:value-type="float" office:value="3279">
            <text:p>3279</text:p>
          </table:table-cell>
          <table:table-cell office:value-type="float" office:value="1815.2">
            <text:p>1815.2</text:p>
          </table:table-cell>
          <table:table-cell office:value-type="float" office:value="-66.3">
            <text:p>-66.3</text:p>
          </table:table-cell>
          <table:table-cell office:value-type="float" office:value="7.9">
            <text:p>7.9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973.4">
            <text:p>1973.4</text:p>
          </table:table-cell>
          <table:table-cell office:value-type="float" office:value="3276.9">
            <text:p>3276.9</text:p>
          </table:table-cell>
          <table:table-cell office:value-type="float" office:value="1812.9">
            <text:p>1812.9</text:p>
          </table:table-cell>
          <table:table-cell office:value-type="float" office:value="-66.1">
            <text:p>-66.1</text:p>
          </table:table-cell>
          <table:table-cell office:value-type="float" office:value="8.1">
            <text:p>8.1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991">
            <text:p>1991</text:p>
          </table:table-cell>
          <table:table-cell office:value-type="float" office:value="3353.7">
            <text:p>3353.7</text:p>
          </table:table-cell>
          <table:table-cell office:value-type="float" office:value="1825.1">
            <text:p>1825.1</text:p>
          </table:table-cell>
          <table:table-cell office:value-type="float" office:value="-68.4">
            <text:p>-68.4</text:p>
          </table:table-cell>
          <table:table-cell office:value-type="float" office:value="8.3">
            <text:p>8.3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991.8">
            <text:p>1991.8</text:p>
          </table:table-cell>
          <table:table-cell office:value-type="float" office:value="3308.9">
            <text:p>3308.9</text:p>
          </table:table-cell>
          <table:table-cell office:value-type="float" office:value="1819">
            <text:p>1819</text:p>
          </table:table-cell>
          <table:table-cell office:value-type="float" office:value="-66.1">
            <text:p>-66.1</text:p>
          </table:table-cell>
          <table:table-cell office:value-type="float" office:value="8.7">
            <text:p>8.7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994.8">
            <text:p>1994.8</text:p>
          </table:table-cell>
          <table:table-cell office:value-type="float" office:value="3337.9">
            <text:p>3337.9</text:p>
          </table:table-cell>
          <table:table-cell office:value-type="float" office:value="1829">
            <text:p>1829</text:p>
          </table:table-cell>
          <table:table-cell office:value-type="float" office:value="-67.3">
            <text:p>-67.3</text:p>
          </table:table-cell>
          <table:table-cell office:value-type="float" office:value="8.3">
            <text:p>8.3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997.1">
            <text:p>1997.1</text:p>
          </table:table-cell>
          <table:table-cell office:value-type="float" office:value="3340.4">
            <text:p>3340.4</text:p>
          </table:table-cell>
          <table:table-cell office:value-type="float" office:value="1819.9">
            <text:p>1819.9</text:p>
          </table:table-cell>
          <table:table-cell office:value-type="float" office:value="-67.3">
            <text:p>-67.3</text:p>
          </table:table-cell>
          <table:table-cell office:value-type="float" office:value="8.9">
            <text:p>8.9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975.8">
            <text:p>1975.8</text:p>
          </table:table-cell>
          <table:table-cell office:value-type="float" office:value="3272.3">
            <text:p>3272.3</text:p>
          </table:table-cell>
          <table:table-cell office:value-type="float" office:value="1813.3">
            <text:p>1813.3</text:p>
          </table:table-cell>
          <table:table-cell office:value-type="float" office:value="-65.6">
            <text:p>-65.6</text:p>
          </table:table-cell>
          <table:table-cell office:value-type="float" office:value="8.2">
            <text:p>8.2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974.2">
            <text:p>1974.2</text:p>
          </table:table-cell>
          <table:table-cell office:value-type="float" office:value="3305.4">
            <text:p>3305.4</text:p>
          </table:table-cell>
          <table:table-cell office:value-type="float" office:value="1810.1">
            <text:p>1810.1</text:p>
          </table:table-cell>
          <table:table-cell office:value-type="float" office:value="-67.4">
            <text:p>-67.4</text:p>
          </table:table-cell>
          <table:table-cell office:value-type="float" office:value="8.3">
            <text:p>8.3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978.6">
            <text:p>1978.6</text:p>
          </table:table-cell>
          <table:table-cell office:value-type="float" office:value="3285.9">
            <text:p>3285.9</text:p>
          </table:table-cell>
          <table:table-cell office:value-type="float" office:value="1816">
            <text:p>1816</text:p>
          </table:table-cell>
          <table:table-cell office:value-type="float" office:value="-66.1">
            <text:p>-66.1</text:p>
          </table:table-cell>
          <table:table-cell office:value-type="float" office:value="8.2">
            <text:p>8.2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988.1">
            <text:p>1988.1</text:p>
          </table:table-cell>
          <table:table-cell office:value-type="float" office:value="3329.6">
            <text:p>3329.6</text:p>
          </table:table-cell>
          <table:table-cell office:value-type="float" office:value="1820.1">
            <text:p>1820.1</text:p>
          </table:table-cell>
          <table:table-cell office:value-type="float" office:value="-67.5">
            <text:p>-67.5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972.1">
            <text:p>1972.1</text:p>
          </table:table-cell>
          <table:table-cell office:value-type="float" office:value="3285">
            <text:p>3285</text:p>
          </table:table-cell>
          <table:table-cell office:value-type="float" office:value="1815.1">
            <text:p>1815.1</text:p>
          </table:table-cell>
          <table:table-cell office:value-type="float" office:value="-66.6">
            <text:p>-66.6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979.3">
            <text:p>1979.3</text:p>
          </table:table-cell>
          <table:table-cell office:value-type="float" office:value="3327.5">
            <text:p>3327.5</text:p>
          </table:table-cell>
          <table:table-cell office:value-type="float" office:value="1811">
            <text:p>1811</text:p>
          </table:table-cell>
          <table:table-cell office:value-type="float" office:value="-68.1">
            <text:p>-68.1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991.8">
            <text:p>1991.8</text:p>
          </table:table-cell>
          <table:table-cell office:value-type="float" office:value="3305.4">
            <text:p>3305.4</text:p>
          </table:table-cell>
          <table:table-cell office:value-type="float" office:value="1812.3">
            <text:p>1812.3</text:p>
          </table:table-cell>
          <table:table-cell office:value-type="float" office:value="-66">
            <text:p>-66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986.8">
            <text:p>1986.8</text:p>
          </table:table-cell>
          <table:table-cell office:value-type="float" office:value="3348.3">
            <text:p>3348.3</text:p>
          </table:table-cell>
          <table:table-cell office:value-type="float" office:value="1822.6">
            <text:p>1822.6</text:p>
          </table:table-cell>
          <table:table-cell office:value-type="float" office:value="-68.5">
            <text:p>-68.5</text:p>
          </table:table-cell>
          <table:table-cell office:value-type="float" office:value="8.3">
            <text:p>8.3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975.2">
            <text:p>1975.2</text:p>
          </table:table-cell>
          <table:table-cell office:value-type="float" office:value="3255.3">
            <text:p>3255.3</text:p>
          </table:table-cell>
          <table:table-cell office:value-type="float" office:value="1810.4">
            <text:p>1810.4</text:p>
          </table:table-cell>
          <table:table-cell office:value-type="float" office:value="-64.8">
            <text:p>-64.8</text:p>
          </table:table-cell>
          <table:table-cell office:value-type="float" office:value="8.3">
            <text:p>8.3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991.7">
            <text:p>1991.7</text:p>
          </table:table-cell>
          <table:table-cell office:value-type="float" office:value="3277.1">
            <text:p>3277.1</text:p>
          </table:table-cell>
          <table:table-cell office:value-type="float" office:value="1817">
            <text:p>1817</text:p>
          </table:table-cell>
          <table:table-cell office:value-type="float" office:value="-64.5">
            <text:p>-64.5</text:p>
          </table:table-cell>
          <table:table-cell office:value-type="float" office:value="8.8">
            <text:p>8.8</text:p>
          </table:table-cell>
        </table:table-row>
        <table:table-row table:style-name="ro1">
          <table:table-cell table:number-columns-repeated="5"/>
          <table:table-cell table:style-name="ce4" office:value-type="string">
            <text:p>Average improvement</text:p>
          </table:table-cell>
          <table:table-cell table:style-name="ce2" table:formula="of:=AVERAGE([.G4:.G23])" office:value-type="float" office:value="8.33">
            <text:p>8.33</text:p>
          </table:table-cell>
        </table:table-row>
        <table:table-row table:style-name="ro1">
          <table:table-cell table:number-columns-repeated="5"/>
          <table:table-cell table:style-name="ce4" office:value-type="string">
            <text:p>Std. Dev.</text:p>
          </table:table-cell>
          <table:table-cell table:style-name="ce2" table:formula="of:=STDEV([.G4:.G23])" office:value-type="float" office:value="0.322979549621465">
            <text:p>0.32</text:p>
          </table:table-cell>
        </table:table-row>
        <table:table-row table:style-name="ro1">
          <table:table-cell table:number-columns-repeated="5"/>
          <table:table-cell table:style-name="ce4" office:value-type="string">
            <text:p>Max improvement</text:p>
          </table:table-cell>
          <table:table-cell table:style-name="ce2" table:formula="of:=MAX([.G4:.G23])" office:value-type="float" office:value="9">
            <text:p>9.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>
            <text:p>Time</text:p>
          </table:table-cell>
          <table:table-cell table:style-name="ce1" table:number-columns-repeated="5"/>
        </table:table-row>
        <table:table-row table:style-name="ro2">
          <table:table-cell/>
          <table:table-cell table:style-name="ce1" office:value-type="string">
            <text:p>Instancia</text:p>
          </table:table-cell>
          <table:table-cell table:style-name="ce1" office:value-type="string">
            <text:p>MinMin</text:p>
          </table:table-cell>
          <table:table-cell table:style-name="ce1" office:value-type="string">
            <text:p>pMinMin/D (12 threads)</text:p>
          </table:table-cell>
          <table:table-cell table:style-name="ce1" office:value-type="string">
            <text:p>PALS GPU</text:p>
          </table:table-cell>
          <table:table-cell table:style-name="ce1" office:value-type="string">
            <text:p>Improv. pMinMin vs MinMin</text:p>
          </table:table-cell>
          <table:table-cell table:style-name="ce1" office:value-type="string">
            <text:p>Improv. PALS GPU vs MinMin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39.8">
            <text:p>839.8</text:p>
          </table:table-cell>
          <table:table-cell office:value-type="float" office:value="88">
            <text:p>88</text:p>
          </table:table-cell>
          <table:table-cell office:value-type="float" office:value="221.9">
            <text:p>221.9</text:p>
          </table:table-cell>
          <table:table-cell office:value-type="float" office:value="89.5">
            <text:p>89.5</text:p>
          </table:table-cell>
          <table:table-cell office:value-type="float" office:value="73.6">
            <text:p>73.6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838.8">
            <text:p>838.8</text:p>
          </table:table-cell>
          <table:table-cell office:value-type="float" office:value="99.9">
            <text:p>99.9</text:p>
          </table:table-cell>
          <table:table-cell office:value-type="float" office:value="233.8">
            <text:p>233.8</text:p>
          </table:table-cell>
          <table:table-cell office:value-type="float" office:value="88.1">
            <text:p>88.1</text:p>
          </table:table-cell>
          <table:table-cell office:value-type="float" office:value="72.1">
            <text:p>72.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842.5">
            <text:p>842.5</text:p>
          </table:table-cell>
          <table:table-cell office:value-type="float" office:value="101.8">
            <text:p>101.8</text:p>
          </table:table-cell>
          <table:table-cell office:value-type="float" office:value="228">
            <text:p>228</text:p>
          </table:table-cell>
          <table:table-cell office:value-type="float" office:value="87.9">
            <text:p>87.9</text:p>
          </table:table-cell>
          <table:table-cell office:value-type="float" office:value="72.9">
            <text:p>72.9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841.7">
            <text:p>841.7</text:p>
          </table:table-cell>
          <table:table-cell office:value-type="float" office:value="105.9">
            <text:p>105.9</text:p>
          </table:table-cell>
          <table:table-cell office:value-type="float" office:value="228.7">
            <text:p>228.7</text:p>
          </table:table-cell>
          <table:table-cell office:value-type="float" office:value="87.4">
            <text:p>87.4</text:p>
          </table:table-cell>
          <table:table-cell office:value-type="float" office:value="72.8">
            <text:p>72.8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845.3">
            <text:p>845.3</text:p>
          </table:table-cell>
          <table:table-cell office:value-type="float" office:value="109.7">
            <text:p>109.7</text:p>
          </table:table-cell>
          <table:table-cell office:value-type="float" office:value="241.1">
            <text:p>241.1</text:p>
          </table:table-cell>
          <table:table-cell office:value-type="float" office:value="87">
            <text:p>87</text:p>
          </table:table-cell>
          <table:table-cell office:value-type="float" office:value="71.5">
            <text:p>71.5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834.6">
            <text:p>834.6</text:p>
          </table:table-cell>
          <table:table-cell office:value-type="float" office:value="96.3">
            <text:p>96.3</text:p>
          </table:table-cell>
          <table:table-cell office:value-type="float" office:value="231.1">
            <text:p>231.1</text:p>
          </table:table-cell>
          <table:table-cell office:value-type="float" office:value="88.5">
            <text:p>88.5</text:p>
          </table:table-cell>
          <table:table-cell office:value-type="float" office:value="72.3">
            <text:p>72.3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837.4">
            <text:p>837.4</text:p>
          </table:table-cell>
          <table:table-cell office:value-type="float" office:value="98">
            <text:p>98</text:p>
          </table:table-cell>
          <table:table-cell office:value-type="float" office:value="226.7">
            <text:p>226.7</text:p>
          </table:table-cell>
          <table:table-cell office:value-type="float" office:value="88.3">
            <text:p>88.3</text:p>
          </table:table-cell>
          <table:table-cell office:value-type="float" office:value="72.9">
            <text:p>72.9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843.2">
            <text:p>843.2</text:p>
          </table:table-cell>
          <table:table-cell office:value-type="float" office:value="107.7">
            <text:p>107.7</text:p>
          </table:table-cell>
          <table:table-cell office:value-type="float" office:value="236.4">
            <text:p>236.4</text:p>
          </table:table-cell>
          <table:table-cell office:value-type="float" office:value="87.2">
            <text:p>87.2</text:p>
          </table:table-cell>
          <table:table-cell office:value-type="float" office:value="72">
            <text:p>72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838.4">
            <text:p>838.4</text:p>
          </table:table-cell>
          <table:table-cell office:value-type="float" office:value="111">
            <text:p>111</text:p>
          </table:table-cell>
          <table:table-cell office:value-type="float" office:value="230.4">
            <text:p>230.4</text:p>
          </table:table-cell>
          <table:table-cell office:value-type="float" office:value="86.8">
            <text:p>86.8</text:p>
          </table:table-cell>
          <table:table-cell office:value-type="float" office:value="72.5">
            <text:p>72.5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839.3">
            <text:p>839.3</text:p>
          </table:table-cell>
          <table:table-cell office:value-type="float" office:value="100.4">
            <text:p>100.4</text:p>
          </table:table-cell>
          <table:table-cell office:value-type="float" office:value="236.2">
            <text:p>236.2</text:p>
          </table:table-cell>
          <table:table-cell office:value-type="float" office:value="88">
            <text:p>88</text:p>
          </table:table-cell>
          <table:table-cell office:value-type="float" office:value="71.9">
            <text:p>71.9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840.4">
            <text:p>840.4</text:p>
          </table:table-cell>
          <table:table-cell office:value-type="float" office:value="111.6">
            <text:p>111.6</text:p>
          </table:table-cell>
          <table:table-cell office:value-type="float" office:value="224">
            <text:p>224</text:p>
          </table:table-cell>
          <table:table-cell office:value-type="float" office:value="86.7">
            <text:p>86.7</text:p>
          </table:table-cell>
          <table:table-cell office:value-type="float" office:value="73.3">
            <text:p>73.3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838.7">
            <text:p>838.7</text:p>
          </table:table-cell>
          <table:table-cell office:value-type="float" office:value="106.8">
            <text:p>106.8</text:p>
          </table:table-cell>
          <table:table-cell office:value-type="float" office:value="236.2">
            <text:p>236.2</text:p>
          </table:table-cell>
          <table:table-cell office:value-type="float" office:value="87.3">
            <text:p>87.3</text:p>
          </table:table-cell>
          <table:table-cell office:value-type="float" office:value="71.8">
            <text:p>71.8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843.1">
            <text:p>843.1</text:p>
          </table:table-cell>
          <table:table-cell office:value-type="float" office:value="115.4">
            <text:p>115.4</text:p>
          </table:table-cell>
          <table:table-cell office:value-type="float" office:value="231.7">
            <text:p>231.7</text:p>
          </table:table-cell>
          <table:table-cell office:value-type="float" office:value="86.3">
            <text:p>86.3</text:p>
          </table:table-cell>
          <table:table-cell office:value-type="float" office:value="72.5">
            <text:p>72.5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841.8">
            <text:p>841.8</text:p>
          </table:table-cell>
          <table:table-cell office:value-type="float" office:value="106.4">
            <text:p>106.4</text:p>
          </table:table-cell>
          <table:table-cell office:value-type="float" office:value="216.2">
            <text:p>216.2</text:p>
          </table:table-cell>
          <table:table-cell office:value-type="float" office:value="87.4">
            <text:p>87.4</text:p>
          </table:table-cell>
          <table:table-cell office:value-type="float" office:value="74.3">
            <text:p>74.3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844">
            <text:p>844</text:p>
          </table:table-cell>
          <table:table-cell office:value-type="float" office:value="105.6">
            <text:p>105.6</text:p>
          </table:table-cell>
          <table:table-cell office:value-type="float" office:value="229.1">
            <text:p>229.1</text:p>
          </table:table-cell>
          <table:table-cell office:value-type="float" office:value="87.5">
            <text:p>87.5</text:p>
          </table:table-cell>
          <table:table-cell office:value-type="float" office:value="72.9">
            <text:p>72.9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834.9">
            <text:p>834.9</text:p>
          </table:table-cell>
          <table:table-cell office:value-type="float" office:value="106">
            <text:p>106</text:p>
          </table:table-cell>
          <table:table-cell office:value-type="float" office:value="232.4">
            <text:p>232.4</text:p>
          </table:table-cell>
          <table:table-cell office:value-type="float" office:value="87.3">
            <text:p>87.3</text:p>
          </table:table-cell>
          <table:table-cell office:value-type="float" office:value="72.2">
            <text:p>72.2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837.6">
            <text:p>837.6</text:p>
          </table:table-cell>
          <table:table-cell office:value-type="float" office:value="101.6">
            <text:p>101.6</text:p>
          </table:table-cell>
          <table:table-cell office:value-type="float" office:value="232.4">
            <text:p>232.4</text:p>
          </table:table-cell>
          <table:table-cell office:value-type="float" office:value="87.9">
            <text:p>87.9</text:p>
          </table:table-cell>
          <table:table-cell office:value-type="float" office:value="72.2">
            <text:p>72.2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842.7">
            <text:p>842.7</text:p>
          </table:table-cell>
          <table:table-cell office:value-type="float" office:value="102.6">
            <text:p>102.6</text:p>
          </table:table-cell>
          <table:table-cell office:value-type="float" office:value="227.2">
            <text:p>227.2</text:p>
          </table:table-cell>
          <table:table-cell office:value-type="float" office:value="87.8">
            <text:p>87.8</text:p>
          </table:table-cell>
          <table:table-cell office:value-type="float" office:value="73">
            <text:p>73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838.8">
            <text:p>838.8</text:p>
          </table:table-cell>
          <table:table-cell office:value-type="float" office:value="111.5">
            <text:p>111.5</text:p>
          </table:table-cell>
          <table:table-cell office:value-type="float" office:value="231.5">
            <text:p>231.5</text:p>
          </table:table-cell>
          <table:table-cell office:value-type="float" office:value="86.7">
            <text:p>86.7</text:p>
          </table:table-cell>
          <table:table-cell office:value-type="float" office:value="72.4">
            <text:p>72.4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840">
            <text:p>840</text:p>
          </table:table-cell>
          <table:table-cell office:value-type="float" office:value="101.4">
            <text:p>101.4</text:p>
          </table:table-cell>
          <table:table-cell office:value-type="float" office:value="224.1">
            <text:p>224.1</text:p>
          </table:table-cell>
          <table:table-cell office:value-type="float" office:value="87.9">
            <text:p>87.9</text:p>
          </table:table-cell>
          <table:table-cell office:value-type="float" office:value="73.3">
            <text:p>73.3</text:p>
          </table:table-cell>
        </table:table-row>
        <table:table-row table:style-name="ro1">
          <table:table-cell table:number-columns-repeated="2"/>
          <table:table-cell table:formula="of:=AVERAGE([.C30:.C49])" office:value-type="float" office:value="840.15">
            <text:p>840.15</text:p>
          </table:table-cell>
          <table:table-cell table:formula="of:=AVERAGE([.D30:.D49])" office:value-type="float" office:value="104.38">
            <text:p>104.38</text:p>
          </table:table-cell>
          <table:table-cell table:number-columns-repeated="3"/>
        </table:table-row>
        <table:table-row table:style-name="ro1" table:number-rows-repeated="104852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8192x256.speedup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>
            <text:p>Makespan</text:p>
          </table:table-cell>
          <table:table-cell table:style-name="ce1" table:number-columns-repeated="5"/>
        </table:table-row>
        <table:table-row table:style-name="ro1">
          <table:table-cell/>
          <table:table-cell table:style-name="ce1" office:value-type="string">
            <text:p>Instancia</text:p>
          </table:table-cell>
          <table:table-cell table:style-name="ce1" office:value-type="string">
            <text:p>MinMin</text:p>
          </table:table-cell>
          <table:table-cell table:style-name="ce1" office:value-type="string">
            <text:p>pMinMin/D</text:p>
          </table:table-cell>
          <table:table-cell table:style-name="ce1" office:value-type="string">
            <text:p>PALS GPU</text:p>
          </table:table-cell>
          <table:table-cell table:style-name="ce1" office:value-type="string">
            <text:p>Improv. pMinMin vs MinMin</text:p>
          </table:table-cell>
          <table:table-cell table:style-name="ce1" office:value-type="string">
            <text:p>Improv. PALS GPU vs MinMin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845.2">
            <text:p>1845.2</text:p>
          </table:table-cell>
          <table:table-cell office:value-type="float" office:value="2653.5">
            <text:p>2653.5</text:p>
          </table:table-cell>
          <table:table-cell office:value-type="float" office:value="1839.9">
            <text:p>1839.9</text:p>
          </table:table-cell>
          <table:table-cell office:value-type="float" office:value="-43.8">
            <text:p>-43.8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889.9">
            <text:p>1889.9</text:p>
          </table:table-cell>
          <table:table-cell office:value-type="float" office:value="2665.8">
            <text:p>2665.8</text:p>
          </table:table-cell>
          <table:table-cell office:value-type="float" office:value="1839.9">
            <text:p>1839.9</text:p>
          </table:table-cell>
          <table:table-cell office:value-type="float" office:value="-41.1">
            <text:p>-41.1</text:p>
          </table:table-cell>
          <table:table-cell office:value-type="float" office:value="2.6">
            <text:p>2.6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894.3">
            <text:p>1894.3</text:p>
          </table:table-cell>
          <table:table-cell office:value-type="float" office:value="2639.5">
            <text:p>2639.5</text:p>
          </table:table-cell>
          <table:table-cell office:value-type="float" office:value="1839.9">
            <text:p>1839.9</text:p>
          </table:table-cell>
          <table:table-cell office:value-type="float" office:value="-39.3">
            <text:p>-39.3</text:p>
          </table:table-cell>
          <table:table-cell office:value-type="float" office:value="2.9">
            <text:p>2.9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890.1">
            <text:p>1890.1</text:p>
          </table:table-cell>
          <table:table-cell office:value-type="float" office:value="2661.6">
            <text:p>2661.6</text:p>
          </table:table-cell>
          <table:table-cell office:value-type="float" office:value="1840">
            <text:p>1840</text:p>
          </table:table-cell>
          <table:table-cell office:value-type="float" office:value="-40.8">
            <text:p>-40.8</text:p>
          </table:table-cell>
          <table:table-cell office:value-type="float" office:value="2.7">
            <text:p>2.7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859.6">
            <text:p>1859.6</text:p>
          </table:table-cell>
          <table:table-cell office:value-type="float" office:value="2680.1">
            <text:p>2680.1</text:p>
          </table:table-cell>
          <table:table-cell office:value-type="float" office:value="1840">
            <text:p>1840</text:p>
          </table:table-cell>
          <table:table-cell office:value-type="float" office:value="-44.1">
            <text:p>-44.1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863.4">
            <text:p>1863.4</text:p>
          </table:table-cell>
          <table:table-cell office:value-type="float" office:value="2638.3">
            <text:p>2638.3</text:p>
          </table:table-cell>
          <table:table-cell office:value-type="float" office:value="1840">
            <text:p>1840</text:p>
          </table:table-cell>
          <table:table-cell office:value-type="float" office:value="-41.6">
            <text:p>-41.6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897.3">
            <text:p>1897.3</text:p>
          </table:table-cell>
          <table:table-cell office:value-type="float" office:value="2642">
            <text:p>2642</text:p>
          </table:table-cell>
          <table:table-cell office:value-type="float" office:value="1839.8">
            <text:p>1839.8</text:p>
          </table:table-cell>
          <table:table-cell office:value-type="float" office:value="-39.3">
            <text:p>-39.3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874.5">
            <text:p>1874.5</text:p>
          </table:table-cell>
          <table:table-cell office:value-type="float" office:value="2665.9">
            <text:p>2665.9</text:p>
          </table:table-cell>
          <table:table-cell office:value-type="float" office:value="1839.9">
            <text:p>1839.9</text:p>
          </table:table-cell>
          <table:table-cell office:value-type="float" office:value="-42.2">
            <text:p>-42.2</text:p>
          </table:table-cell>
          <table:table-cell office:value-type="float" office:value="1.8">
            <text:p>1.8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871.5">
            <text:p>1871.5</text:p>
          </table:table-cell>
          <table:table-cell office:value-type="float" office:value="2619.5">
            <text:p>2619.5</text:p>
          </table:table-cell>
          <table:table-cell office:value-type="float" office:value="1839.9">
            <text:p>1839.9</text:p>
          </table:table-cell>
          <table:table-cell office:value-type="float" office:value="-40">
            <text:p>-40</text:p>
          </table:table-cell>
          <table:table-cell office:value-type="float" office:value="1.7">
            <text:p>1.7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865.9">
            <text:p>1865.9</text:p>
          </table:table-cell>
          <table:table-cell office:value-type="float" office:value="2580.5">
            <text:p>2580.5</text:p>
          </table:table-cell>
          <table:table-cell office:value-type="float" office:value="1840">
            <text:p>1840</text:p>
          </table:table-cell>
          <table:table-cell office:value-type="float" office:value="-38.3">
            <text:p>-38.3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840.7">
            <text:p>1840.7</text:p>
          </table:table-cell>
          <table:table-cell office:value-type="float" office:value="2578.9">
            <text:p>2578.9</text:p>
          </table:table-cell>
          <table:table-cell office:value-type="float" office:value="1840">
            <text:p>1840</text:p>
          </table:table-cell>
          <table:table-cell office:value-type="float" office:value="-40.1">
            <text:p>-40.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867.3">
            <text:p>1867.3</text:p>
          </table:table-cell>
          <table:table-cell office:value-type="float" office:value="2645.7">
            <text:p>2645.7</text:p>
          </table:table-cell>
          <table:table-cell office:value-type="float" office:value="1840">
            <text:p>1840</text:p>
          </table:table-cell>
          <table:table-cell office:value-type="float" office:value="-41.7">
            <text:p>-41.7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895.4">
            <text:p>1895.4</text:p>
          </table:table-cell>
          <table:table-cell office:value-type="float" office:value="2712.2">
            <text:p>2712.2</text:p>
          </table:table-cell>
          <table:table-cell office:value-type="float" office:value="1839.9">
            <text:p>1839.9</text:p>
          </table:table-cell>
          <table:table-cell office:value-type="float" office:value="-43.1">
            <text:p>-43.1</text:p>
          </table:table-cell>
          <table:table-cell office:value-type="float" office:value="2.9">
            <text:p>2.9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884.8">
            <text:p>1884.8</text:p>
          </table:table-cell>
          <table:table-cell office:value-type="float" office:value="2644.8">
            <text:p>2644.8</text:p>
          </table:table-cell>
          <table:table-cell office:value-type="float" office:value="1839.5">
            <text:p>1839.5</text:p>
          </table:table-cell>
          <table:table-cell office:value-type="float" office:value="-40.3">
            <text:p>-40.3</text:p>
          </table:table-cell>
          <table:table-cell office:value-type="float" office:value="2.4">
            <text:p>2.4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851">
            <text:p>1851</text:p>
          </table:table-cell>
          <table:table-cell office:value-type="float" office:value="2640">
            <text:p>2640</text:p>
          </table:table-cell>
          <table:table-cell office:value-type="float" office:value="1840">
            <text:p>1840</text:p>
          </table:table-cell>
          <table:table-cell office:value-type="float" office:value="-42.6">
            <text:p>-42.6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846.3">
            <text:p>1846.3</text:p>
          </table:table-cell>
          <table:table-cell office:value-type="float" office:value="2614.2">
            <text:p>2614.2</text:p>
          </table:table-cell>
          <table:table-cell office:value-type="float" office:value="1840">
            <text:p>1840</text:p>
          </table:table-cell>
          <table:table-cell office:value-type="float" office:value="-41.6">
            <text:p>-41.6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874.7">
            <text:p>1874.7</text:p>
          </table:table-cell>
          <table:table-cell office:value-type="float" office:value="2625.9">
            <text:p>2625.9</text:p>
          </table:table-cell>
          <table:table-cell office:value-type="float" office:value="1840">
            <text:p>1840</text:p>
          </table:table-cell>
          <table:table-cell office:value-type="float" office:value="-40.1">
            <text:p>-40.1</text:p>
          </table:table-cell>
          <table:table-cell office:value-type="float" office:value="1.9">
            <text:p>1.9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862.8">
            <text:p>1862.8</text:p>
          </table:table-cell>
          <table:table-cell office:value-type="float" office:value="2693.1">
            <text:p>2693.1</text:p>
          </table:table-cell>
          <table:table-cell office:value-type="float" office:value="1839.9">
            <text:p>1839.9</text:p>
          </table:table-cell>
          <table:table-cell office:value-type="float" office:value="-44.6">
            <text:p>-44.6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892.5">
            <text:p>1892.5</text:p>
          </table:table-cell>
          <table:table-cell office:value-type="float" office:value="2700.6">
            <text:p>2700.6</text:p>
          </table:table-cell>
          <table:table-cell office:value-type="float" office:value="1840">
            <text:p>1840</text:p>
          </table:table-cell>
          <table:table-cell office:value-type="float" office:value="-42.7">
            <text:p>-42.7</text:p>
          </table:table-cell>
          <table:table-cell office:value-type="float" office:value="2.8">
            <text:p>2.8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869">
            <text:p>1869</text:p>
          </table:table-cell>
          <table:table-cell office:value-type="float" office:value="2626.9">
            <text:p>2626.9</text:p>
          </table:table-cell>
          <table:table-cell office:value-type="float" office:value="1840">
            <text:p>1840</text:p>
          </table:table-cell>
          <table:table-cell office:value-type="float" office:value="-40.5">
            <text:p>-40.5</text:p>
          </table:table-cell>
          <table:table-cell office:value-type="float" office:value="1.6">
            <text:p>1.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>
            <text:p>Time</text:p>
          </table:table-cell>
          <table:table-cell table:style-name="ce1" table:number-columns-repeated="5"/>
        </table:table-row>
        <table:table-row table:style-name="ro1">
          <table:table-cell/>
          <table:table-cell table:style-name="ce1" office:value-type="string">
            <text:p>Instancia</text:p>
          </table:table-cell>
          <table:table-cell table:style-name="ce1" office:value-type="string">
            <text:p>MinMin</text:p>
          </table:table-cell>
          <table:table-cell table:style-name="ce1" office:value-type="string">
            <text:p>pMinMin/D</text:p>
          </table:table-cell>
          <table:table-cell table:style-name="ce1" office:value-type="string">
            <text:p>PALS GPU</text:p>
          </table:table-cell>
          <table:table-cell table:style-name="ce1" office:value-type="string">
            <text:p>Speedup pMinMin</text:p>
          </table:table-cell>
          <table:table-cell table:style-name="ce1" office:value-type="string">
            <text:p>Speedup PALS GPU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.1">
            <text:p>2.1</text:p>
          </table:table-cell>
          <table:table-cell office:value-type="float" office:value="11.8">
            <text:p>11.8</text:p>
          </table:table-cell>
          <table:table-cell table:style-name="ce2" table:formula="of:=[.C27]/[.D27]" office:value-type="float" office:value="7.14285714285714">
            <text:p>7.14</text:p>
          </table:table-cell>
          <table:table-cell table:style-name="ce2" table:formula="of:=[.C27]/[.E27]" office:value-type="float" office:value="1.27118644067797">
            <text:p>1.27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.1">
            <text:p>2.1</text:p>
          </table:table-cell>
          <table:table-cell office:value-type="float" office:value="11.9">
            <text:p>11.9</text:p>
          </table:table-cell>
          <table:table-cell table:style-name="ce2" table:formula="of:=[.C28]/[.D28]" office:value-type="float" office:value="7.14285714285714">
            <text:p>7.14</text:p>
          </table:table-cell>
          <table:table-cell table:style-name="ce2" table:formula="of:=[.C28]/[.E28]" office:value-type="float" office:value="1.26050420168067">
            <text:p>1.26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4.8">
            <text:p>14.8</text:p>
          </table:table-cell>
          <table:table-cell office:value-type="float" office:value="2.1">
            <text:p>2.1</text:p>
          </table:table-cell>
          <table:table-cell office:value-type="float" office:value="12.2">
            <text:p>12.2</text:p>
          </table:table-cell>
          <table:table-cell table:style-name="ce2" table:formula="of:=[.C29]/[.D29]" office:value-type="float" office:value="7.04761904761905">
            <text:p>7.05</text:p>
          </table:table-cell>
          <table:table-cell table:style-name="ce2" table:formula="of:=[.C29]/[.E29]" office:value-type="float" office:value="1.21311475409836">
            <text:p>1.2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4.9">
            <text:p>14.9</text:p>
          </table:table-cell>
          <table:table-cell office:value-type="float" office:value="2.1">
            <text:p>2.1</text:p>
          </table:table-cell>
          <table:table-cell office:value-type="float" office:value="12.3">
            <text:p>12.3</text:p>
          </table:table-cell>
          <table:table-cell table:style-name="ce2" table:formula="of:=[.C30]/[.D30]" office:value-type="float" office:value="7.0952380952381">
            <text:p>7.10</text:p>
          </table:table-cell>
          <table:table-cell table:style-name="ce2" table:formula="of:=[.C30]/[.E30]" office:value-type="float" office:value="1.21138211382114">
            <text:p>1.2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4.9">
            <text:p>14.9</text:p>
          </table:table-cell>
          <table:table-cell office:value-type="float" office:value="2.1">
            <text:p>2.1</text:p>
          </table:table-cell>
          <table:table-cell office:value-type="float" office:value="12.9">
            <text:p>12.9</text:p>
          </table:table-cell>
          <table:table-cell table:style-name="ce2" table:formula="of:=[.C31]/[.D31]" office:value-type="float" office:value="7.0952380952381">
            <text:p>7.10</text:p>
          </table:table-cell>
          <table:table-cell table:style-name="ce2" table:formula="of:=[.C31]/[.E31]" office:value-type="float" office:value="1.15503875968992">
            <text:p>1.16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4.9">
            <text:p>14.9</text:p>
          </table:table-cell>
          <table:table-cell office:value-type="float" office:value="2.1">
            <text:p>2.1</text:p>
          </table:table-cell>
          <table:table-cell office:value-type="float" office:value="11.7">
            <text:p>11.7</text:p>
          </table:table-cell>
          <table:table-cell table:style-name="ce2" table:formula="of:=[.C32]/[.D32]" office:value-type="float" office:value="7.0952380952381">
            <text:p>7.10</text:p>
          </table:table-cell>
          <table:table-cell table:style-name="ce2" table:formula="of:=[.C32]/[.E32]" office:value-type="float" office:value="1.27350427350427">
            <text:p>1.27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4.9">
            <text:p>14.9</text:p>
          </table:table-cell>
          <table:table-cell office:value-type="float" office:value="2.1">
            <text:p>2.1</text:p>
          </table:table-cell>
          <table:table-cell office:value-type="float" office:value="11">
            <text:p>11</text:p>
          </table:table-cell>
          <table:table-cell table:style-name="ce2" table:formula="of:=[.C33]/[.D33]" office:value-type="float" office:value="7.0952380952381">
            <text:p>7.10</text:p>
          </table:table-cell>
          <table:table-cell table:style-name="ce2" table:formula="of:=[.C33]/[.E33]" office:value-type="float" office:value="1.35454545454545">
            <text:p>1.35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.3">
            <text:p>15.3</text:p>
          </table:table-cell>
          <table:table-cell office:value-type="float" office:value="2.1">
            <text:p>2.1</text:p>
          </table:table-cell>
          <table:table-cell office:value-type="float" office:value="11.9">
            <text:p>11.9</text:p>
          </table:table-cell>
          <table:table-cell table:style-name="ce2" table:formula="of:=[.C34]/[.D34]" office:value-type="float" office:value="7.28571428571429">
            <text:p>7.29</text:p>
          </table:table-cell>
          <table:table-cell table:style-name="ce2" table:formula="of:=[.C34]/[.E34]" office:value-type="float" office:value="1.28571428571429">
            <text:p>1.29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.1">
            <text:p>2.1</text:p>
          </table:table-cell>
          <table:table-cell office:value-type="float" office:value="12.1">
            <text:p>12.1</text:p>
          </table:table-cell>
          <table:table-cell table:style-name="ce2" table:formula="of:=[.C35]/[.D35]" office:value-type="float" office:value="7.14285714285714">
            <text:p>7.14</text:p>
          </table:table-cell>
          <table:table-cell table:style-name="ce2" table:formula="of:=[.C35]/[.E35]" office:value-type="float" office:value="1.2396694214876">
            <text:p>1.24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.2">
            <text:p>2.2</text:p>
          </table:table-cell>
          <table:table-cell office:value-type="float" office:value="11.6">
            <text:p>11.6</text:p>
          </table:table-cell>
          <table:table-cell table:style-name="ce2" table:formula="of:=[.C36]/[.D36]" office:value-type="float" office:value="6.81818181818182">
            <text:p>6.82</text:p>
          </table:table-cell>
          <table:table-cell table:style-name="ce2" table:formula="of:=[.C36]/[.E36]" office:value-type="float" office:value="1.29310344827586">
            <text:p>1.29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4.8">
            <text:p>14.8</text:p>
          </table:table-cell>
          <table:table-cell office:value-type="float" office:value="2.1">
            <text:p>2.1</text:p>
          </table:table-cell>
          <table:table-cell office:value-type="float" office:value="12.7">
            <text:p>12.7</text:p>
          </table:table-cell>
          <table:table-cell table:style-name="ce2" table:formula="of:=[.C37]/[.D37]" office:value-type="float" office:value="7.04761904761905">
            <text:p>7.05</text:p>
          </table:table-cell>
          <table:table-cell table:style-name="ce2" table:formula="of:=[.C37]/[.E37]" office:value-type="float" office:value="1.16535433070866">
            <text:p>1.17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4.9">
            <text:p>14.9</text:p>
          </table:table-cell>
          <table:table-cell office:value-type="float" office:value="2.1">
            <text:p>2.1</text:p>
          </table:table-cell>
          <table:table-cell office:value-type="float" office:value="12.9">
            <text:p>12.9</text:p>
          </table:table-cell>
          <table:table-cell table:style-name="ce2" table:formula="of:=[.C38]/[.D38]" office:value-type="float" office:value="7.0952380952381">
            <text:p>7.10</text:p>
          </table:table-cell>
          <table:table-cell table:style-name="ce2" table:formula="of:=[.C38]/[.E38]" office:value-type="float" office:value="1.15503875968992">
            <text:p>1.16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4.9">
            <text:p>14.9</text:p>
          </table:table-cell>
          <table:table-cell office:value-type="float" office:value="2.1">
            <text:p>2.1</text:p>
          </table:table-cell>
          <table:table-cell office:value-type="float" office:value="12.6">
            <text:p>12.6</text:p>
          </table:table-cell>
          <table:table-cell table:style-name="ce2" table:formula="of:=[.C39]/[.D39]" office:value-type="float" office:value="7.0952380952381">
            <text:p>7.10</text:p>
          </table:table-cell>
          <table:table-cell table:style-name="ce2" table:formula="of:=[.C39]/[.E39]" office:value-type="float" office:value="1.18253968253968">
            <text:p>1.18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4.9">
            <text:p>14.9</text:p>
          </table:table-cell>
          <table:table-cell office:value-type="float" office:value="2.1">
            <text:p>2.1</text:p>
          </table:table-cell>
          <table:table-cell office:value-type="float" office:value="11.6">
            <text:p>11.6</text:p>
          </table:table-cell>
          <table:table-cell table:style-name="ce2" table:formula="of:=[.C40]/[.D40]" office:value-type="float" office:value="7.0952380952381">
            <text:p>7.10</text:p>
          </table:table-cell>
          <table:table-cell table:style-name="ce2" table:formula="of:=[.C40]/[.E40]" office:value-type="float" office:value="1.28448275862069">
            <text:p>1.28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4.9">
            <text:p>14.9</text:p>
          </table:table-cell>
          <table:table-cell office:value-type="float" office:value="2.1">
            <text:p>2.1</text:p>
          </table:table-cell>
          <table:table-cell office:value-type="float" office:value="12">
            <text:p>12</text:p>
          </table:table-cell>
          <table:table-cell table:style-name="ce2" table:formula="of:=[.C41]/[.D41]" office:value-type="float" office:value="7.0952380952381">
            <text:p>7.10</text:p>
          </table:table-cell>
          <table:table-cell table:style-name="ce2" table:formula="of:=[.C41]/[.E41]" office:value-type="float" office:value="1.24166666666667">
            <text:p>1.24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5.1">
            <text:p>15.1</text:p>
          </table:table-cell>
          <table:table-cell office:value-type="float" office:value="2.1">
            <text:p>2.1</text:p>
          </table:table-cell>
          <table:table-cell office:value-type="float" office:value="13.1">
            <text:p>13.1</text:p>
          </table:table-cell>
          <table:table-cell table:style-name="ce2" table:formula="of:=[.C42]/[.D42]" office:value-type="float" office:value="7.19047619047619">
            <text:p>7.19</text:p>
          </table:table-cell>
          <table:table-cell table:style-name="ce2" table:formula="of:=[.C42]/[.E42]" office:value-type="float" office:value="1.15267175572519">
            <text:p>1.15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.1">
            <text:p>2.1</text:p>
          </table:table-cell>
          <table:table-cell office:value-type="float" office:value="12">
            <text:p>12</text:p>
          </table:table-cell>
          <table:table-cell table:style-name="ce2" table:formula="of:=[.C43]/[.D43]" office:value-type="float" office:value="7.14285714285714">
            <text:p>7.14</text:p>
          </table:table-cell>
          <table:table-cell table:style-name="ce2" table:formula="of:=[.C43]/[.E43]" office:value-type="float" office:value="1.25">
            <text:p>1.25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4.6">
            <text:p>14.6</text:p>
          </table:table-cell>
          <table:table-cell office:value-type="float" office:value="2.1">
            <text:p>2.1</text:p>
          </table:table-cell>
          <table:table-cell office:value-type="float" office:value="12.4">
            <text:p>12.4</text:p>
          </table:table-cell>
          <table:table-cell table:style-name="ce2" table:formula="of:=[.C44]/[.D44]" office:value-type="float" office:value="6.95238095238095">
            <text:p>6.95</text:p>
          </table:table-cell>
          <table:table-cell table:style-name="ce2" table:formula="of:=[.C44]/[.E44]" office:value-type="float" office:value="1.17741935483871">
            <text:p>1.18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4.9">
            <text:p>14.9</text:p>
          </table:table-cell>
          <table:table-cell office:value-type="float" office:value="2.1">
            <text:p>2.1</text:p>
          </table:table-cell>
          <table:table-cell office:value-type="float" office:value="12.9">
            <text:p>12.9</text:p>
          </table:table-cell>
          <table:table-cell table:style-name="ce2" table:formula="of:=[.C45]/[.D45]" office:value-type="float" office:value="7.0952380952381">
            <text:p>7.10</text:p>
          </table:table-cell>
          <table:table-cell table:style-name="ce2" table:formula="of:=[.C45]/[.E45]" office:value-type="float" office:value="1.15503875968992">
            <text:p>1.16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4.9">
            <text:p>14.9</text:p>
          </table:table-cell>
          <table:table-cell office:value-type="float" office:value="2.1">
            <text:p>2.1</text:p>
          </table:table-cell>
          <table:table-cell office:value-type="float" office:value="12">
            <text:p>12</text:p>
          </table:table-cell>
          <table:table-cell table:style-name="ce2" table:formula="of:=[.C46]/[.D46]" office:value-type="float" office:value="7.0952380952381">
            <text:p>7.10</text:p>
          </table:table-cell>
          <table:table-cell table:style-name="ce2" table:formula="of:=[.C46]/[.E46]" office:value-type="float" office:value="1.24166666666667">
            <text:p>1.24</text:p>
          </table:table-cell>
        </table:table-row>
        <table:table-row table:style-name="ro1">
          <table:table-cell table:number-columns-repeated="6"/>
          <table:table-cell table:formula="of:=AVERAGE([.G27:.G46])" office:value-type="float" office:value="1.22818209443208">
            <text:p>1.2281820944</text:p>
          </table:table-cell>
        </table:table-row>
      </table:table>
      <table:table table:name="16384x512.speedup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table:style-name="ce1" office:value-type="string">
            <text:p>Makespan</text:p>
          </table:table-cell>
          <table:table-cell table:style-name="ce1" table:number-columns-repeated="5"/>
        </table:table-row>
        <table:table-row table:style-name="ro2">
          <table:table-cell/>
          <table:table-cell table:style-name="ce1" office:value-type="string">
            <text:p>Instancia</text:p>
          </table:table-cell>
          <table:table-cell table:style-name="ce1" office:value-type="string">
            <text:p>MinMin</text:p>
          </table:table-cell>
          <table:table-cell table:style-name="ce1" office:value-type="string">
            <text:p>pMinMin/D</text:p>
          </table:table-cell>
          <table:table-cell table:style-name="ce1" office:value-type="string">
            <text:p>PALS GPU</text:p>
          </table:table-cell>
          <table:table-cell table:style-name="ce1" office:value-type="string">
            <text:p>Improv. pMinMin vs MinMin</text:p>
          </table:table-cell>
          <table:table-cell table:style-name="ce1" office:value-type="string">
            <text:p>Improv. PALS GPU vs MinMin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934.1">
            <text:p>1934.1</text:p>
          </table:table-cell>
          <table:table-cell office:value-type="float" office:value="3158.5">
            <text:p>3158.5</text:p>
          </table:table-cell>
          <table:table-cell office:value-type="float" office:value="1901">
            <text:p>1901</text:p>
          </table:table-cell>
          <table:table-cell office:value-type="float" office:value="-63.3">
            <text:p>-63.3</text:p>
          </table:table-cell>
          <table:table-cell office:value-type="float" office:value="1.7">
            <text:p>1.7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940.5">
            <text:p>1940.5</text:p>
          </table:table-cell>
          <table:table-cell office:value-type="float" office:value="3202.7">
            <text:p>3202.7</text:p>
          </table:table-cell>
          <table:table-cell office:value-type="float" office:value="1901">
            <text:p>1901</text:p>
          </table:table-cell>
          <table:table-cell office:value-type="float" office:value="-65">
            <text:p>-65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949">
            <text:p>1949</text:p>
          </table:table-cell>
          <table:table-cell office:value-type="float" office:value="3291.1">
            <text:p>3291.1</text:p>
          </table:table-cell>
          <table:table-cell office:value-type="float" office:value="1901">
            <text:p>1901</text:p>
          </table:table-cell>
          <table:table-cell office:value-type="float" office:value="-68.9">
            <text:p>-68.9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922">
            <text:p>1922</text:p>
          </table:table-cell>
          <table:table-cell office:value-type="float" office:value="3235.2">
            <text:p>3235.2</text:p>
          </table:table-cell>
          <table:table-cell office:value-type="float" office:value="1901">
            <text:p>1901</text:p>
          </table:table-cell>
          <table:table-cell office:value-type="float" office:value="-68.3">
            <text:p>-68.3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904.1">
            <text:p>1904.1</text:p>
          </table:table-cell>
          <table:table-cell office:value-type="float" office:value="3150">
            <text:p>3150</text:p>
          </table:table-cell>
          <table:table-cell office:value-type="float" office:value="1900.9">
            <text:p>1900.9</text:p>
          </table:table-cell>
          <table:table-cell office:value-type="float" office:value="-65.4">
            <text:p>-65.4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901.7">
            <text:p>1901.7</text:p>
          </table:table-cell>
          <table:table-cell office:value-type="float" office:value="3122.8">
            <text:p>3122.8</text:p>
          </table:table-cell>
          <table:table-cell office:value-type="float" office:value="1901">
            <text:p>1901</text:p>
          </table:table-cell>
          <table:table-cell office:value-type="float" office:value="-64.2">
            <text:p>-64.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945.5">
            <text:p>1945.5</text:p>
          </table:table-cell>
          <table:table-cell office:value-type="float" office:value="3257.7">
            <text:p>3257.7</text:p>
          </table:table-cell>
          <table:table-cell office:value-type="float" office:value="1901">
            <text:p>1901</text:p>
          </table:table-cell>
          <table:table-cell office:value-type="float" office:value="-67.4">
            <text:p>-67.4</text:p>
          </table:table-cell>
          <table:table-cell office:value-type="float" office:value="2.3">
            <text:p>2.3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903.8">
            <text:p>1903.8</text:p>
          </table:table-cell>
          <table:table-cell office:value-type="float" office:value="3190.1">
            <text:p>3190.1</text:p>
          </table:table-cell>
          <table:table-cell office:value-type="float" office:value="1901">
            <text:p>1901</text:p>
          </table:table-cell>
          <table:table-cell office:value-type="float" office:value="-67.6">
            <text:p>-67.6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937.3">
            <text:p>1937.3</text:p>
          </table:table-cell>
          <table:table-cell office:value-type="float" office:value="3116.7">
            <text:p>3116.7</text:p>
          </table:table-cell>
          <table:table-cell office:value-type="float" office:value="1901">
            <text:p>1901</text:p>
          </table:table-cell>
          <table:table-cell office:value-type="float" office:value="-60.9">
            <text:p>-60.9</text:p>
          </table:table-cell>
          <table:table-cell office:value-type="float" office:value="1.9">
            <text:p>1.9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935.7">
            <text:p>1935.7</text:p>
          </table:table-cell>
          <table:table-cell office:value-type="float" office:value="3148.5">
            <text:p>3148.5</text:p>
          </table:table-cell>
          <table:table-cell office:value-type="float" office:value="1901">
            <text:p>1901</text:p>
          </table:table-cell>
          <table:table-cell office:value-type="float" office:value="-62.7">
            <text:p>-62.7</text:p>
          </table:table-cell>
          <table:table-cell office:value-type="float" office:value="1.8">
            <text:p>1.8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937.4">
            <text:p>1937.4</text:p>
          </table:table-cell>
          <table:table-cell office:value-type="float" office:value="3177">
            <text:p>3177</text:p>
          </table:table-cell>
          <table:table-cell office:value-type="float" office:value="1901">
            <text:p>1901</text:p>
          </table:table-cell>
          <table:table-cell office:value-type="float" office:value="-64">
            <text:p>-64</text:p>
          </table:table-cell>
          <table:table-cell office:value-type="float" office:value="1.9">
            <text:p>1.9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916.2">
            <text:p>1916.2</text:p>
          </table:table-cell>
          <table:table-cell office:value-type="float" office:value="3134.1">
            <text:p>3134.1</text:p>
          </table:table-cell>
          <table:table-cell office:value-type="float" office:value="1900.9">
            <text:p>1900.9</text:p>
          </table:table-cell>
          <table:table-cell office:value-type="float" office:value="-63.6">
            <text:p>-63.6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911.8">
            <text:p>1911.8</text:p>
          </table:table-cell>
          <table:table-cell office:value-type="float" office:value="3149.2">
            <text:p>3149.2</text:p>
          </table:table-cell>
          <table:table-cell office:value-type="float" office:value="1901">
            <text:p>1901</text:p>
          </table:table-cell>
          <table:table-cell office:value-type="float" office:value="-64.7">
            <text:p>-64.7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927.6">
            <text:p>1927.6</text:p>
          </table:table-cell>
          <table:table-cell office:value-type="float" office:value="3168.6">
            <text:p>3168.6</text:p>
          </table:table-cell>
          <table:table-cell office:value-type="float" office:value="1900.9">
            <text:p>1900.9</text:p>
          </table:table-cell>
          <table:table-cell office:value-type="float" office:value="-64.4">
            <text:p>-64.4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944.4">
            <text:p>1944.4</text:p>
          </table:table-cell>
          <table:table-cell office:value-type="float" office:value="3229">
            <text:p>3229</text:p>
          </table:table-cell>
          <table:table-cell office:value-type="float" office:value="1901">
            <text:p>1901</text:p>
          </table:table-cell>
          <table:table-cell office:value-type="float" office:value="-66.1">
            <text:p>-66.1</text:p>
          </table:table-cell>
          <table:table-cell office:value-type="float" office:value="2.2">
            <text:p>2.2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939.5">
            <text:p>1939.5</text:p>
          </table:table-cell>
          <table:table-cell office:value-type="float" office:value="3293.2">
            <text:p>3293.2</text:p>
          </table:table-cell>
          <table:table-cell office:value-type="float" office:value="1900.9">
            <text:p>1900.9</text:p>
          </table:table-cell>
          <table:table-cell office:value-type="float" office:value="-69.8">
            <text:p>-69.8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933.6">
            <text:p>1933.6</text:p>
          </table:table-cell>
          <table:table-cell office:value-type="float" office:value="3148.9">
            <text:p>3148.9</text:p>
          </table:table-cell>
          <table:table-cell office:value-type="float" office:value="1901">
            <text:p>1901</text:p>
          </table:table-cell>
          <table:table-cell office:value-type="float" office:value="-62.9">
            <text:p>-62.9</text:p>
          </table:table-cell>
          <table:table-cell office:value-type="float" office:value="1.7">
            <text:p>1.7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929.5">
            <text:p>1929.5</text:p>
          </table:table-cell>
          <table:table-cell office:value-type="float" office:value="3136">
            <text:p>3136</text:p>
          </table:table-cell>
          <table:table-cell office:value-type="float" office:value="1900.9">
            <text:p>1900.9</text:p>
          </table:table-cell>
          <table:table-cell office:value-type="float" office:value="-62.5">
            <text:p>-62.5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910.8">
            <text:p>1910.8</text:p>
          </table:table-cell>
          <table:table-cell office:value-type="float" office:value="3187.3">
            <text:p>3187.3</text:p>
          </table:table-cell>
          <table:table-cell office:value-type="float" office:value="1900.9">
            <text:p>1900.9</text:p>
          </table:table-cell>
          <table:table-cell office:value-type="float" office:value="-66.8">
            <text:p>-66.8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941">
            <text:p>1941</text:p>
          </table:table-cell>
          <table:table-cell office:value-type="float" office:value="3214.7">
            <text:p>3214.7</text:p>
          </table:table-cell>
          <table:table-cell office:value-type="float" office:value="1900.9">
            <text:p>1900.9</text:p>
          </table:table-cell>
          <table:table-cell office:value-type="float" office:value="-65.6">
            <text:p>-65.6</text:p>
          </table:table-cell>
          <table:table-cell office:value-type="float" office:value="2.1">
            <text:p>2.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>
            <text:p>Time</text:p>
          </table:table-cell>
          <table:table-cell table:style-name="ce1" table:number-columns-repeated="5"/>
        </table:table-row>
        <table:table-row table:style-name="ro2">
          <table:table-cell/>
          <table:table-cell table:style-name="ce1" office:value-type="string">
            <text:p>Instancia</text:p>
          </table:table-cell>
          <table:table-cell table:style-name="ce1" office:value-type="string">
            <text:p>MinMin</text:p>
          </table:table-cell>
          <table:table-cell table:style-name="ce1" office:value-type="string">
            <text:p>pMinMin/D</text:p>
          </table:table-cell>
          <table:table-cell table:style-name="ce1" office:value-type="string">
            <text:p>PALS GPU</text:p>
          </table:table-cell>
          <table:table-cell table:style-name="ce1" office:value-type="string">
            <text:p>Speedup pMinMin</text:p>
          </table:table-cell>
          <table:table-cell table:style-name="ce1" office:value-type="string">
            <text:p>Speedup PALS GPU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10.7">
            <text:p>110.7</text:p>
          </table:table-cell>
          <table:table-cell office:value-type="float" office:value="9.7">
            <text:p>9.7</text:p>
          </table:table-cell>
          <table:table-cell office:value-type="float" office:value="21.9">
            <text:p>21.9</text:p>
          </table:table-cell>
          <table:table-cell table:style-name="ce2" table:formula="of:=[.C27]/[.D27]" office:value-type="float" office:value="11.4123711340206">
            <text:p>11.41</text:p>
          </table:table-cell>
          <table:table-cell table:style-name="ce2" table:formula="of:=[.C27]/[.E27]" office:value-type="float" office:value="5.05479452054795">
            <text:p>5.05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10.6">
            <text:p>110.6</text:p>
          </table:table-cell>
          <table:table-cell office:value-type="float" office:value="9.8">
            <text:p>9.8</text:p>
          </table:table-cell>
          <table:table-cell office:value-type="float" office:value="22.2">
            <text:p>22.2</text:p>
          </table:table-cell>
          <table:table-cell table:style-name="ce2" table:formula="of:=[.C28]/[.D28]" office:value-type="float" office:value="11.2857142857143">
            <text:p>11.29</text:p>
          </table:table-cell>
          <table:table-cell table:style-name="ce2" table:formula="of:=[.C28]/[.E28]" office:value-type="float" office:value="4.98198198198198">
            <text:p>4.98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10.6">
            <text:p>110.6</text:p>
          </table:table-cell>
          <table:table-cell office:value-type="float" office:value="9.8">
            <text:p>9.8</text:p>
          </table:table-cell>
          <table:table-cell office:value-type="float" office:value="23">
            <text:p>23</text:p>
          </table:table-cell>
          <table:table-cell table:style-name="ce2" table:formula="of:=[.C29]/[.D29]" office:value-type="float" office:value="11.2857142857143">
            <text:p>11.29</text:p>
          </table:table-cell>
          <table:table-cell table:style-name="ce2" table:formula="of:=[.C29]/[.E29]" office:value-type="float" office:value="4.80869565217391">
            <text:p>4.8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10.7">
            <text:p>110.7</text:p>
          </table:table-cell>
          <table:table-cell office:value-type="float" office:value="9.9">
            <text:p>9.9</text:p>
          </table:table-cell>
          <table:table-cell office:value-type="float" office:value="21.5">
            <text:p>21.5</text:p>
          </table:table-cell>
          <table:table-cell table:style-name="ce2" table:formula="of:=[.C30]/[.D30]" office:value-type="float" office:value="11.1818181818182">
            <text:p>11.18</text:p>
          </table:table-cell>
          <table:table-cell table:style-name="ce2" table:formula="of:=[.C30]/[.E30]" office:value-type="float" office:value="5.14883720930233">
            <text:p>5.15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11.2">
            <text:p>111.2</text:p>
          </table:table-cell>
          <table:table-cell office:value-type="float" office:value="9.8">
            <text:p>9.8</text:p>
          </table:table-cell>
          <table:table-cell office:value-type="float" office:value="21.9">
            <text:p>21.9</text:p>
          </table:table-cell>
          <table:table-cell table:style-name="ce2" table:formula="of:=[.C31]/[.D31]" office:value-type="float" office:value="11.3469387755102">
            <text:p>11.35</text:p>
          </table:table-cell>
          <table:table-cell table:style-name="ce2" table:formula="of:=[.C31]/[.E31]" office:value-type="float" office:value="5.07762557077626">
            <text:p>5.08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11.4">
            <text:p>111.4</text:p>
          </table:table-cell>
          <table:table-cell office:value-type="float" office:value="10">
            <text:p>10</text:p>
          </table:table-cell>
          <table:table-cell office:value-type="float" office:value="22.4">
            <text:p>22.4</text:p>
          </table:table-cell>
          <table:table-cell table:style-name="ce2" table:formula="of:=[.C32]/[.D32]" office:value-type="float" office:value="11.14">
            <text:p>11.14</text:p>
          </table:table-cell>
          <table:table-cell table:style-name="ce2" table:formula="of:=[.C32]/[.E32]" office:value-type="float" office:value="4.97321428571429">
            <text:p>4.97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11.3">
            <text:p>111.3</text:p>
          </table:table-cell>
          <table:table-cell office:value-type="float" office:value="9.8">
            <text:p>9.8</text:p>
          </table:table-cell>
          <table:table-cell office:value-type="float" office:value="22.8">
            <text:p>22.8</text:p>
          </table:table-cell>
          <table:table-cell table:style-name="ce2" table:formula="of:=[.C33]/[.D33]" office:value-type="float" office:value="11.3571428571429">
            <text:p>11.36</text:p>
          </table:table-cell>
          <table:table-cell table:style-name="ce2" table:formula="of:=[.C33]/[.E33]" office:value-type="float" office:value="4.88157894736842">
            <text:p>4.88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11.3">
            <text:p>111.3</text:p>
          </table:table-cell>
          <table:table-cell office:value-type="float" office:value="9.9">
            <text:p>9.9</text:p>
          </table:table-cell>
          <table:table-cell office:value-type="float" office:value="22.8">
            <text:p>22.8</text:p>
          </table:table-cell>
          <table:table-cell table:style-name="ce2" table:formula="of:=[.C34]/[.D34]" office:value-type="float" office:value="11.2424242424242">
            <text:p>11.24</text:p>
          </table:table-cell>
          <table:table-cell table:style-name="ce2" table:formula="of:=[.C34]/[.E34]" office:value-type="float" office:value="4.88157894736842">
            <text:p>4.88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11.1">
            <text:p>111.1</text:p>
          </table:table-cell>
          <table:table-cell office:value-type="float" office:value="9.8">
            <text:p>9.8</text:p>
          </table:table-cell>
          <table:table-cell office:value-type="float" office:value="22.2">
            <text:p>22.2</text:p>
          </table:table-cell>
          <table:table-cell table:style-name="ce2" table:formula="of:=[.C35]/[.D35]" office:value-type="float" office:value="11.3367346938775">
            <text:p>11.34</text:p>
          </table:table-cell>
          <table:table-cell table:style-name="ce2" table:formula="of:=[.C35]/[.E35]" office:value-type="float" office:value="5.00450450450451">
            <text:p>5.0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10.7">
            <text:p>110.7</text:p>
          </table:table-cell>
          <table:table-cell office:value-type="float" office:value="9.9">
            <text:p>9.9</text:p>
          </table:table-cell>
          <table:table-cell office:value-type="float" office:value="21.6">
            <text:p>21.6</text:p>
          </table:table-cell>
          <table:table-cell table:style-name="ce2" table:formula="of:=[.C36]/[.D36]" office:value-type="float" office:value="11.1818181818182">
            <text:p>11.18</text:p>
          </table:table-cell>
          <table:table-cell table:style-name="ce2" table:formula="of:=[.C36]/[.E36]" office:value-type="float" office:value="5.125">
            <text:p>5.13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10.8">
            <text:p>110.8</text:p>
          </table:table-cell>
          <table:table-cell office:value-type="float" office:value="9.7">
            <text:p>9.7</text:p>
          </table:table-cell>
          <table:table-cell office:value-type="float" office:value="21.7">
            <text:p>21.7</text:p>
          </table:table-cell>
          <table:table-cell table:style-name="ce2" table:formula="of:=[.C37]/[.D37]" office:value-type="float" office:value="11.4226804123711">
            <text:p>11.42</text:p>
          </table:table-cell>
          <table:table-cell table:style-name="ce2" table:formula="of:=[.C37]/[.E37]" office:value-type="float" office:value="5.10599078341014">
            <text:p>5.11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10.9">
            <text:p>110.9</text:p>
          </table:table-cell>
          <table:table-cell office:value-type="float" office:value="9.9">
            <text:p>9.9</text:p>
          </table:table-cell>
          <table:table-cell office:value-type="float" office:value="21.7">
            <text:p>21.7</text:p>
          </table:table-cell>
          <table:table-cell table:style-name="ce2" table:formula="of:=[.C38]/[.D38]" office:value-type="float" office:value="11.2020202020202">
            <text:p>11.20</text:p>
          </table:table-cell>
          <table:table-cell table:style-name="ce2" table:formula="of:=[.C38]/[.E38]" office:value-type="float" office:value="5.11059907834101">
            <text:p>5.11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10.7">
            <text:p>110.7</text:p>
          </table:table-cell>
          <table:table-cell office:value-type="float" office:value="9.9">
            <text:p>9.9</text:p>
          </table:table-cell>
          <table:table-cell office:value-type="float" office:value="21">
            <text:p>21</text:p>
          </table:table-cell>
          <table:table-cell table:style-name="ce2" table:formula="of:=[.C39]/[.D39]" office:value-type="float" office:value="11.1818181818182">
            <text:p>11.18</text:p>
          </table:table-cell>
          <table:table-cell table:style-name="ce2" table:formula="of:=[.C39]/[.E39]" office:value-type="float" office:value="5.27142857142857">
            <text:p>5.27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10.8">
            <text:p>110.8</text:p>
          </table:table-cell>
          <table:table-cell office:value-type="float" office:value="10.5">
            <text:p>10.5</text:p>
          </table:table-cell>
          <table:table-cell office:value-type="float" office:value="22.2">
            <text:p>22.2</text:p>
          </table:table-cell>
          <table:table-cell table:style-name="ce2" table:formula="of:=[.C40]/[.D40]" office:value-type="float" office:value="10.552380952381">
            <text:p>10.55</text:p>
          </table:table-cell>
          <table:table-cell table:style-name="ce2" table:formula="of:=[.C40]/[.E40]" office:value-type="float" office:value="4.99099099099099">
            <text:p>4.99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10.5">
            <text:p>110.5</text:p>
          </table:table-cell>
          <table:table-cell office:value-type="float" office:value="9.8">
            <text:p>9.8</text:p>
          </table:table-cell>
          <table:table-cell office:value-type="float" office:value="23.5">
            <text:p>23.5</text:p>
          </table:table-cell>
          <table:table-cell table:style-name="ce2" table:formula="of:=[.C41]/[.D41]" office:value-type="float" office:value="11.2755102040816">
            <text:p>11.28</text:p>
          </table:table-cell>
          <table:table-cell table:style-name="ce2" table:formula="of:=[.C41]/[.E41]" office:value-type="float" office:value="4.70212765957447">
            <text:p>4.70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10.8">
            <text:p>110.8</text:p>
          </table:table-cell>
          <table:table-cell office:value-type="float" office:value="10.1">
            <text:p>10.1</text:p>
          </table:table-cell>
          <table:table-cell office:value-type="float" office:value="22.5">
            <text:p>22.5</text:p>
          </table:table-cell>
          <table:table-cell table:style-name="ce2" table:formula="of:=[.C42]/[.D42]" office:value-type="float" office:value="10.970297029703">
            <text:p>10.97</text:p>
          </table:table-cell>
          <table:table-cell table:style-name="ce2" table:formula="of:=[.C42]/[.E42]" office:value-type="float" office:value="4.92444444444444">
            <text:p>4.92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11.3">
            <text:p>111.3</text:p>
          </table:table-cell>
          <table:table-cell office:value-type="float" office:value="10.1">
            <text:p>10.1</text:p>
          </table:table-cell>
          <table:table-cell office:value-type="float" office:value="21.1">
            <text:p>21.1</text:p>
          </table:table-cell>
          <table:table-cell table:style-name="ce2" table:formula="of:=[.C43]/[.D43]" office:value-type="float" office:value="11.019801980198">
            <text:p>11.02</text:p>
          </table:table-cell>
          <table:table-cell table:style-name="ce2" table:formula="of:=[.C43]/[.E43]" office:value-type="float" office:value="5.27488151658768">
            <text:p>5.27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11.3">
            <text:p>111.3</text:p>
          </table:table-cell>
          <table:table-cell office:value-type="float" office:value="10">
            <text:p>10</text:p>
          </table:table-cell>
          <table:table-cell office:value-type="float" office:value="21.6">
            <text:p>21.6</text:p>
          </table:table-cell>
          <table:table-cell table:style-name="ce2" table:formula="of:=[.C44]/[.D44]" office:value-type="float" office:value="11.13">
            <text:p>11.13</text:p>
          </table:table-cell>
          <table:table-cell table:style-name="ce2" table:formula="of:=[.C44]/[.E44]" office:value-type="float" office:value="5.15277777777778">
            <text:p>5.15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11.2">
            <text:p>111.2</text:p>
          </table:table-cell>
          <table:table-cell office:value-type="float" office:value="9.8">
            <text:p>9.8</text:p>
          </table:table-cell>
          <table:table-cell office:value-type="float" office:value="21.2">
            <text:p>21.2</text:p>
          </table:table-cell>
          <table:table-cell table:style-name="ce2" table:formula="of:=[.C45]/[.D45]" office:value-type="float" office:value="11.3469387755102">
            <text:p>11.35</text:p>
          </table:table-cell>
          <table:table-cell table:style-name="ce2" table:formula="of:=[.C45]/[.E45]" office:value-type="float" office:value="5.24528301886793">
            <text:p>5.25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11.1">
            <text:p>111.1</text:p>
          </table:table-cell>
          <table:table-cell office:value-type="float" office:value="9.9">
            <text:p>9.9</text:p>
          </table:table-cell>
          <table:table-cell office:value-type="float" office:value="20.7">
            <text:p>20.7</text:p>
          </table:table-cell>
          <table:table-cell table:style-name="ce2" table:formula="of:=[.C46]/[.D46]" office:value-type="float" office:value="11.2222222222222">
            <text:p>11.22</text:p>
          </table:table-cell>
          <table:table-cell table:style-name="ce2" table:formula="of:=[.C46]/[.E46]" office:value-type="float" office:value="5.36714975845411">
            <text:p>5.37</text:p>
          </table:table-cell>
        </table:table-row>
        <table:table-row table:style-name="ro1">
          <table:table-cell table:number-columns-repeated="6"/>
          <table:table-cell table:formula="of:=AVERAGE([.G27:.G46])" office:value-type="float" office:value="5.05417426098076">
            <text:p>5.054174261</text:p>
          </table:table-cell>
        </table:table-row>
        <table:table-row table:style-name="ro1" table:number-rows-repeated="104852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32768x1024.speedup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table:style-name="ce1" office:value-type="string">
            <text:p>Makespan</text:p>
          </table:table-cell>
          <table:table-cell table:style-name="ce1" table:number-columns-repeated="5"/>
        </table:table-row>
        <table:table-row table:style-name="ro2">
          <table:table-cell/>
          <table:table-cell table:style-name="ce1" office:value-type="string">
            <text:p>Instancia</text:p>
          </table:table-cell>
          <table:table-cell table:style-name="ce1" office:value-type="string">
            <text:p>MinMin</text:p>
          </table:table-cell>
          <table:table-cell table:style-name="ce1" office:value-type="string">
            <text:p>pMinMin/D</text:p>
          </table:table-cell>
          <table:table-cell table:style-name="ce1" office:value-type="string">
            <text:p>PALS GPU</text:p>
          </table:table-cell>
          <table:table-cell table:style-name="ce1" office:value-type="string">
            <text:p>Improv. pMinMin vs MinMin</text:p>
          </table:table-cell>
          <table:table-cell table:style-name="ce1" office:value-type="string">
            <text:p>Improv. PALS GPU vs MinMin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996.2">
            <text:p>1996.2</text:p>
          </table:table-cell>
          <table:table-cell office:value-type="float" office:value="3339">
            <text:p>3339</text:p>
          </table:table-cell>
          <table:table-cell office:value-type="float" office:value="1970.9">
            <text:p>1970.9</text:p>
          </table:table-cell>
          <table:table-cell office:value-type="float" office:value="-67.3">
            <text:p>-67.3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979">
            <text:p>1979</text:p>
          </table:table-cell>
          <table:table-cell office:value-type="float" office:value="3319.9">
            <text:p>3319.9</text:p>
          </table:table-cell>
          <table:table-cell office:value-type="float" office:value="1970.9">
            <text:p>1970.9</text:p>
          </table:table-cell>
          <table:table-cell office:value-type="float" office:value="-67.8">
            <text:p>-67.8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980.7">
            <text:p>1980.7</text:p>
          </table:table-cell>
          <table:table-cell office:value-type="float" office:value="3320.3">
            <text:p>3320.3</text:p>
          </table:table-cell>
          <table:table-cell office:value-type="float" office:value="1970.9">
            <text:p>1970.9</text:p>
          </table:table-cell>
          <table:table-cell office:value-type="float" office:value="-67.6">
            <text:p>-67.6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982.8">
            <text:p>1982.8</text:p>
          </table:table-cell>
          <table:table-cell office:value-type="float" office:value="3343.9">
            <text:p>3343.9</text:p>
          </table:table-cell>
          <table:table-cell office:value-type="float" office:value="1970.8">
            <text:p>1970.8</text:p>
          </table:table-cell>
          <table:table-cell office:value-type="float" office:value="-68.6">
            <text:p>-68.6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971.9">
            <text:p>1971.9</text:p>
          </table:table-cell>
          <table:table-cell office:value-type="float" office:value="3279">
            <text:p>3279</text:p>
          </table:table-cell>
          <table:table-cell office:value-type="float" office:value="1971">
            <text:p>1971</text:p>
          </table:table-cell>
          <table:table-cell office:value-type="float" office:value="-66.3">
            <text:p>-66.3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973.4">
            <text:p>1973.4</text:p>
          </table:table-cell>
          <table:table-cell office:value-type="float" office:value="3276.9">
            <text:p>3276.9</text:p>
          </table:table-cell>
          <table:table-cell office:value-type="float" office:value="1971">
            <text:p>1971</text:p>
          </table:table-cell>
          <table:table-cell office:value-type="float" office:value="-66.1">
            <text:p>-66.1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991">
            <text:p>1991</text:p>
          </table:table-cell>
          <table:table-cell office:value-type="float" office:value="3353.7">
            <text:p>3353.7</text:p>
          </table:table-cell>
          <table:table-cell office:value-type="float" office:value="1971">
            <text:p>1971</text:p>
          </table:table-cell>
          <table:table-cell office:value-type="float" office:value="-68.4">
            <text:p>-68.4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991.8">
            <text:p>1991.8</text:p>
          </table:table-cell>
          <table:table-cell office:value-type="float" office:value="3308.9">
            <text:p>3308.9</text:p>
          </table:table-cell>
          <table:table-cell office:value-type="float" office:value="1970.9">
            <text:p>1970.9</text:p>
          </table:table-cell>
          <table:table-cell office:value-type="float" office:value="-66.1">
            <text:p>-66.1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994.8">
            <text:p>1994.8</text:p>
          </table:table-cell>
          <table:table-cell office:value-type="float" office:value="3337.9">
            <text:p>3337.9</text:p>
          </table:table-cell>
          <table:table-cell office:value-type="float" office:value="1970.9">
            <text:p>1970.9</text:p>
          </table:table-cell>
          <table:table-cell office:value-type="float" office:value="-67.3">
            <text:p>-67.3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997.1">
            <text:p>1997.1</text:p>
          </table:table-cell>
          <table:table-cell office:value-type="float" office:value="3340.4">
            <text:p>3340.4</text:p>
          </table:table-cell>
          <table:table-cell office:value-type="float" office:value="1971">
            <text:p>1971</text:p>
          </table:table-cell>
          <table:table-cell office:value-type="float" office:value="-67.3">
            <text:p>-67.3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975.8">
            <text:p>1975.8</text:p>
          </table:table-cell>
          <table:table-cell office:value-type="float" office:value="3272.3">
            <text:p>3272.3</text:p>
          </table:table-cell>
          <table:table-cell office:value-type="float" office:value="1970.9">
            <text:p>1970.9</text:p>
          </table:table-cell>
          <table:table-cell office:value-type="float" office:value="-65.6">
            <text:p>-65.6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974.2">
            <text:p>1974.2</text:p>
          </table:table-cell>
          <table:table-cell office:value-type="float" office:value="3305.4">
            <text:p>3305.4</text:p>
          </table:table-cell>
          <table:table-cell office:value-type="float" office:value="1970.9">
            <text:p>1970.9</text:p>
          </table:table-cell>
          <table:table-cell office:value-type="float" office:value="-67.4">
            <text:p>-67.4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978.6">
            <text:p>1978.6</text:p>
          </table:table-cell>
          <table:table-cell office:value-type="float" office:value="3285.9">
            <text:p>3285.9</text:p>
          </table:table-cell>
          <table:table-cell office:value-type="float" office:value="1970.9">
            <text:p>1970.9</text:p>
          </table:table-cell>
          <table:table-cell office:value-type="float" office:value="-66.1">
            <text:p>-66.1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988.1">
            <text:p>1988.1</text:p>
          </table:table-cell>
          <table:table-cell office:value-type="float" office:value="3329.6">
            <text:p>3329.6</text:p>
          </table:table-cell>
          <table:table-cell office:value-type="float" office:value="1971">
            <text:p>1971</text:p>
          </table:table-cell>
          <table:table-cell office:value-type="float" office:value="-67.5">
            <text:p>-67.5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972.1">
            <text:p>1972.1</text:p>
          </table:table-cell>
          <table:table-cell office:value-type="float" office:value="3285">
            <text:p>3285</text:p>
          </table:table-cell>
          <table:table-cell office:value-type="float" office:value="1971">
            <text:p>1971</text:p>
          </table:table-cell>
          <table:table-cell office:value-type="float" office:value="-66.6">
            <text:p>-66.6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979.3">
            <text:p>1979.3</text:p>
          </table:table-cell>
          <table:table-cell office:value-type="float" office:value="3327.5">
            <text:p>3327.5</text:p>
          </table:table-cell>
          <table:table-cell office:value-type="float" office:value="1971">
            <text:p>1971</text:p>
          </table:table-cell>
          <table:table-cell office:value-type="float" office:value="-68.1">
            <text:p>-68.1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991.8">
            <text:p>1991.8</text:p>
          </table:table-cell>
          <table:table-cell office:value-type="float" office:value="3305.4">
            <text:p>3305.4</text:p>
          </table:table-cell>
          <table:table-cell office:value-type="float" office:value="1971">
            <text:p>1971</text:p>
          </table:table-cell>
          <table:table-cell office:value-type="float" office:value="-66">
            <text:p>-66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986.8">
            <text:p>1986.8</text:p>
          </table:table-cell>
          <table:table-cell office:value-type="float" office:value="3348.3">
            <text:p>3348.3</text:p>
          </table:table-cell>
          <table:table-cell office:value-type="float" office:value="1970.9">
            <text:p>1970.9</text:p>
          </table:table-cell>
          <table:table-cell office:value-type="float" office:value="-68.5">
            <text:p>-68.5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975.2">
            <text:p>1975.2</text:p>
          </table:table-cell>
          <table:table-cell office:value-type="float" office:value="3255.3">
            <text:p>3255.3</text:p>
          </table:table-cell>
          <table:table-cell office:value-type="float" office:value="1970.9">
            <text:p>1970.9</text:p>
          </table:table-cell>
          <table:table-cell office:value-type="float" office:value="-64.8">
            <text:p>-64.8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991.7">
            <text:p>1991.7</text:p>
          </table:table-cell>
          <table:table-cell office:value-type="float" office:value="3277.1">
            <text:p>3277.1</text:p>
          </table:table-cell>
          <table:table-cell office:value-type="float" office:value="1970.9">
            <text:p>1970.9</text:p>
          </table:table-cell>
          <table:table-cell office:value-type="float" office:value="-64.5">
            <text:p>-64.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>
            <text:p>Time</text:p>
          </table:table-cell>
          <table:table-cell table:style-name="ce1" table:number-columns-repeated="5"/>
        </table:table-row>
        <table:table-row table:style-name="ro2">
          <table:table-cell/>
          <table:table-cell table:style-name="ce1" office:value-type="string">
            <text:p>Instancia</text:p>
          </table:table-cell>
          <table:table-cell table:style-name="ce1" office:value-type="string">
            <text:p>MinMin</text:p>
          </table:table-cell>
          <table:table-cell table:style-name="ce1" office:value-type="string">
            <text:p>pMinMin/D</text:p>
          </table:table-cell>
          <table:table-cell table:style-name="ce1" office:value-type="string">
            <text:p>PALS GPU</text:p>
          </table:table-cell>
          <table:table-cell table:style-name="ce1" office:value-type="string">
            <text:p>Speedup pMinMin</text:p>
          </table:table-cell>
          <table:table-cell table:style-name="ce1" office:value-type="string">
            <text:p>Speedup PALS GPU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39.8">
            <text:p>839.8</text:p>
          </table:table-cell>
          <table:table-cell office:value-type="float" office:value="88">
            <text:p>88</text:p>
          </table:table-cell>
          <table:table-cell office:value-type="float" office:value="111.6">
            <text:p>111.6</text:p>
          </table:table-cell>
          <table:table-cell table:style-name="ce2" table:formula="of:=[.C27]/[.D27]" office:value-type="float" office:value="9.54318181818182">
            <text:p>9.54</text:p>
          </table:table-cell>
          <table:table-cell table:style-name="ce2" table:formula="of:=[.C27]/[.E27]" office:value-type="float" office:value="7.52508960573477">
            <text:p>7.53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838.8">
            <text:p>838.8</text:p>
          </table:table-cell>
          <table:table-cell office:value-type="float" office:value="99.9">
            <text:p>99.9</text:p>
          </table:table-cell>
          <table:table-cell office:value-type="float" office:value="123.2">
            <text:p>123.2</text:p>
          </table:table-cell>
          <table:table-cell table:style-name="ce2" table:formula="of:=[.C28]/[.D28]" office:value-type="float" office:value="8.3963963963964">
            <text:p>8.40</text:p>
          </table:table-cell>
          <table:table-cell table:style-name="ce2" table:formula="of:=[.C28]/[.E28]" office:value-type="float" office:value="6.80844155844156">
            <text:p>6.8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842.5">
            <text:p>842.5</text:p>
          </table:table-cell>
          <table:table-cell office:value-type="float" office:value="101.8">
            <text:p>101.8</text:p>
          </table:table-cell>
          <table:table-cell office:value-type="float" office:value="111.8">
            <text:p>111.8</text:p>
          </table:table-cell>
          <table:table-cell table:style-name="ce2" table:formula="of:=[.C29]/[.D29]" office:value-type="float" office:value="8.27603143418468">
            <text:p>8.28</text:p>
          </table:table-cell>
          <table:table-cell table:style-name="ce2" table:formula="of:=[.C29]/[.E29]" office:value-type="float" office:value="7.53577817531306">
            <text:p>7.54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841.7">
            <text:p>841.7</text:p>
          </table:table-cell>
          <table:table-cell office:value-type="float" office:value="105.9">
            <text:p>105.9</text:p>
          </table:table-cell>
          <table:table-cell office:value-type="float" office:value="123.4">
            <text:p>123.4</text:p>
          </table:table-cell>
          <table:table-cell table:style-name="ce2" table:formula="of:=[.C30]/[.D30]" office:value-type="float" office:value="7.9480642115203">
            <text:p>7.95</text:p>
          </table:table-cell>
          <table:table-cell table:style-name="ce2" table:formula="of:=[.C30]/[.E30]" office:value-type="float" office:value="6.82090761750405">
            <text:p>6.82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845.3">
            <text:p>845.3</text:p>
          </table:table-cell>
          <table:table-cell office:value-type="float" office:value="109.7">
            <text:p>109.7</text:p>
          </table:table-cell>
          <table:table-cell office:value-type="float" office:value="117">
            <text:p>117</text:p>
          </table:table-cell>
          <table:table-cell table:style-name="ce2" table:formula="of:=[.C31]/[.D31]" office:value-type="float" office:value="7.70556061987238">
            <text:p>7.71</text:p>
          </table:table-cell>
          <table:table-cell table:style-name="ce2" table:formula="of:=[.C31]/[.E31]" office:value-type="float" office:value="7.22478632478632">
            <text:p>7.22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834.6">
            <text:p>834.6</text:p>
          </table:table-cell>
          <table:table-cell office:value-type="float" office:value="96.3">
            <text:p>96.3</text:p>
          </table:table-cell>
          <table:table-cell office:value-type="float" office:value="118.1">
            <text:p>118.1</text:p>
          </table:table-cell>
          <table:table-cell table:style-name="ce2" table:formula="of:=[.C32]/[.D32]" office:value-type="float" office:value="8.66666666666667">
            <text:p>8.67</text:p>
          </table:table-cell>
          <table:table-cell table:style-name="ce2" table:formula="of:=[.C32]/[.E32]" office:value-type="float" office:value="7.06689246401355">
            <text:p>7.07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837.4">
            <text:p>837.4</text:p>
          </table:table-cell>
          <table:table-cell office:value-type="float" office:value="98">
            <text:p>98</text:p>
          </table:table-cell>
          <table:table-cell office:value-type="float" office:value="114.7">
            <text:p>114.7</text:p>
          </table:table-cell>
          <table:table-cell table:style-name="ce2" table:formula="of:=[.C33]/[.D33]" office:value-type="float" office:value="8.54489795918367">
            <text:p>8.54</text:p>
          </table:table-cell>
          <table:table-cell table:style-name="ce2" table:formula="of:=[.C33]/[.E33]" office:value-type="float" office:value="7.30078465562336">
            <text:p>7.30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843.2">
            <text:p>843.2</text:p>
          </table:table-cell>
          <table:table-cell office:value-type="float" office:value="107.7">
            <text:p>107.7</text:p>
          </table:table-cell>
          <table:table-cell office:value-type="float" office:value="111.2">
            <text:p>111.2</text:p>
          </table:table-cell>
          <table:table-cell table:style-name="ce2" table:formula="of:=[.C34]/[.D34]" office:value-type="float" office:value="7.82915506035283">
            <text:p>7.83</text:p>
          </table:table-cell>
          <table:table-cell table:style-name="ce2" table:formula="of:=[.C34]/[.E34]" office:value-type="float" office:value="7.58273381294964">
            <text:p>7.58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838.4">
            <text:p>838.4</text:p>
          </table:table-cell>
          <table:table-cell office:value-type="float" office:value="111">
            <text:p>111</text:p>
          </table:table-cell>
          <table:table-cell office:value-type="float" office:value="118.2">
            <text:p>118.2</text:p>
          </table:table-cell>
          <table:table-cell table:style-name="ce2" table:formula="of:=[.C35]/[.D35]" office:value-type="float" office:value="7.55315315315315">
            <text:p>7.55</text:p>
          </table:table-cell>
          <table:table-cell table:style-name="ce2" table:formula="of:=[.C35]/[.E35]" office:value-type="float" office:value="7.09306260575296">
            <text:p>7.09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839.3">
            <text:p>839.3</text:p>
          </table:table-cell>
          <table:table-cell office:value-type="float" office:value="100.4">
            <text:p>100.4</text:p>
          </table:table-cell>
          <table:table-cell office:value-type="float" office:value="120.4">
            <text:p>120.4</text:p>
          </table:table-cell>
          <table:table-cell table:style-name="ce2" table:formula="of:=[.C36]/[.D36]" office:value-type="float" office:value="8.35956175298805">
            <text:p>8.36</text:p>
          </table:table-cell>
          <table:table-cell table:style-name="ce2" table:formula="of:=[.C36]/[.E36]" office:value-type="float" office:value="6.97093023255814">
            <text:p>6.97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840.4">
            <text:p>840.4</text:p>
          </table:table-cell>
          <table:table-cell office:value-type="float" office:value="111.6">
            <text:p>111.6</text:p>
          </table:table-cell>
          <table:table-cell office:value-type="float" office:value="124.2">
            <text:p>124.2</text:p>
          </table:table-cell>
          <table:table-cell table:style-name="ce2" table:formula="of:=[.C37]/[.D37]" office:value-type="float" office:value="7.53046594982079">
            <text:p>7.53</text:p>
          </table:table-cell>
          <table:table-cell table:style-name="ce2" table:formula="of:=[.C37]/[.E37]" office:value-type="float" office:value="6.76650563607085">
            <text:p>6.77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838.7">
            <text:p>838.7</text:p>
          </table:table-cell>
          <table:table-cell office:value-type="float" office:value="106.8">
            <text:p>106.8</text:p>
          </table:table-cell>
          <table:table-cell office:value-type="float" office:value="117.5">
            <text:p>117.5</text:p>
          </table:table-cell>
          <table:table-cell table:style-name="ce2" table:formula="of:=[.C38]/[.D38]" office:value-type="float" office:value="7.85299625468165">
            <text:p>7.85</text:p>
          </table:table-cell>
          <table:table-cell table:style-name="ce2" table:formula="of:=[.C38]/[.E38]" office:value-type="float" office:value="7.13787234042553">
            <text:p>7.14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843.1">
            <text:p>843.1</text:p>
          </table:table-cell>
          <table:table-cell office:value-type="float" office:value="115.4">
            <text:p>115.4</text:p>
          </table:table-cell>
          <table:table-cell office:value-type="float" office:value="113.6">
            <text:p>113.6</text:p>
          </table:table-cell>
          <table:table-cell table:style-name="ce2" table:formula="of:=[.C39]/[.D39]" office:value-type="float" office:value="7.30589254766031">
            <text:p>7.31</text:p>
          </table:table-cell>
          <table:table-cell table:style-name="ce2" table:formula="of:=[.C39]/[.E39]" office:value-type="float" office:value="7.42165492957747">
            <text:p>7.42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841.8">
            <text:p>841.8</text:p>
          </table:table-cell>
          <table:table-cell office:value-type="float" office:value="106.4">
            <text:p>106.4</text:p>
          </table:table-cell>
          <table:table-cell office:value-type="float" office:value="118.8">
            <text:p>118.8</text:p>
          </table:table-cell>
          <table:table-cell table:style-name="ce2" table:formula="of:=[.C40]/[.D40]" office:value-type="float" office:value="7.91165413533835">
            <text:p>7.91</text:p>
          </table:table-cell>
          <table:table-cell table:style-name="ce2" table:formula="of:=[.C40]/[.E40]" office:value-type="float" office:value="7.08585858585859">
            <text:p>7.09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844">
            <text:p>844</text:p>
          </table:table-cell>
          <table:table-cell office:value-type="float" office:value="105.6">
            <text:p>105.6</text:p>
          </table:table-cell>
          <table:table-cell office:value-type="float" office:value="128.8">
            <text:p>128.8</text:p>
          </table:table-cell>
          <table:table-cell table:style-name="ce2" table:formula="of:=[.C41]/[.D41]" office:value-type="float" office:value="7.99242424242424">
            <text:p>7.99</text:p>
          </table:table-cell>
          <table:table-cell table:style-name="ce2" table:formula="of:=[.C41]/[.E41]" office:value-type="float" office:value="6.5527950310559">
            <text:p>6.55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834.9">
            <text:p>834.9</text:p>
          </table:table-cell>
          <table:table-cell office:value-type="float" office:value="106">
            <text:p>106</text:p>
          </table:table-cell>
          <table:table-cell office:value-type="float" office:value="113.1">
            <text:p>113.1</text:p>
          </table:table-cell>
          <table:table-cell table:style-name="ce2" table:formula="of:=[.C42]/[.D42]" office:value-type="float" office:value="7.87641509433962">
            <text:p>7.88</text:p>
          </table:table-cell>
          <table:table-cell table:style-name="ce2" table:formula="of:=[.C42]/[.E42]" office:value-type="float" office:value="7.38196286472149">
            <text:p>7.38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837.6">
            <text:p>837.6</text:p>
          </table:table-cell>
          <table:table-cell office:value-type="float" office:value="101.6">
            <text:p>101.6</text:p>
          </table:table-cell>
          <table:table-cell office:value-type="float" office:value="124.7">
            <text:p>124.7</text:p>
          </table:table-cell>
          <table:table-cell table:style-name="ce2" table:formula="of:=[.C43]/[.D43]" office:value-type="float" office:value="8.24409448818898">
            <text:p>8.24</text:p>
          </table:table-cell>
          <table:table-cell table:style-name="ce2" table:formula="of:=[.C43]/[.E43]" office:value-type="float" office:value="6.71692060946271">
            <text:p>6.72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842.7">
            <text:p>842.7</text:p>
          </table:table-cell>
          <table:table-cell office:value-type="float" office:value="102.6">
            <text:p>102.6</text:p>
          </table:table-cell>
          <table:table-cell office:value-type="float" office:value="121.3">
            <text:p>121.3</text:p>
          </table:table-cell>
          <table:table-cell table:style-name="ce2" table:formula="of:=[.C44]/[.D44]" office:value-type="float" office:value="8.21345029239766">
            <text:p>8.21</text:p>
          </table:table-cell>
          <table:table-cell table:style-name="ce2" table:formula="of:=[.C44]/[.E44]" office:value-type="float" office:value="6.94723825226711">
            <text:p>6.95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838.8">
            <text:p>838.8</text:p>
          </table:table-cell>
          <table:table-cell office:value-type="float" office:value="111.5">
            <text:p>111.5</text:p>
          </table:table-cell>
          <table:table-cell office:value-type="float" office:value="116.2">
            <text:p>116.2</text:p>
          </table:table-cell>
          <table:table-cell table:style-name="ce2" table:formula="of:=[.C45]/[.D45]" office:value-type="float" office:value="7.52286995515695">
            <text:p>7.52</text:p>
          </table:table-cell>
          <table:table-cell table:style-name="ce2" table:formula="of:=[.C45]/[.E45]" office:value-type="float" office:value="7.21858864027539">
            <text:p>7.22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840">
            <text:p>840</text:p>
          </table:table-cell>
          <table:table-cell office:value-type="float" office:value="101.4">
            <text:p>101.4</text:p>
          </table:table-cell>
          <table:table-cell office:value-type="float" office:value="107">
            <text:p>107</text:p>
          </table:table-cell>
          <table:table-cell table:style-name="ce2" table:formula="of:=[.C46]/[.D46]" office:value-type="float" office:value="8.28402366863905">
            <text:p>8.28</text:p>
          </table:table-cell>
          <table:table-cell table:style-name="ce2" table:formula="of:=[.C46]/[.E46]" office:value-type="float" office:value="7.85046728971963">
            <text:p>7.85</text:p>
          </table:table-cell>
        </table:table-row>
        <table:table-row table:style-name="ro1">
          <table:table-cell table:number-columns-repeated="6"/>
          <table:table-cell table:formula="of:=AVERAGE([.G27:.G46])" office:value-type="float" office:value="7.1504635616056">
            <text:p>7.1504635616</text:p>
          </table:table-cell>
        </table:table-row>
        <table:table-row table:style-name="ro1" table:number-rows-repeated="104852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Iturriaga</meta:initial-creator>
    <meta:creation-date>2012-05-16T11:20:59</meta:creation-date>
    <dc:date>2012-05-17T19:23:26</dc:date>
    <dc:creator>Santiago Iturriaga</dc:creator>
    <meta:editing-duration>PT1H6M2S</meta:editing-duration>
    <meta:editing-cycles>11</meta:editing-cycles>
    <meta:generator>LibreOffice/3.5$Linux_X86_64 LibreOffice_project/350m1$Build-2</meta:generator>
    <meta:document-statistic meta:table-count="7" meta:cell-count="15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365cm" svg:height="7.733cm" xlink:href=".." xlink:type="simple" chart:class="chart:bar" chart:style-name="ch1">
        <chart:plot-area chart:style-name="ch2" table:cell-range-address="Summary.B13:Summary.B16 Summary.C14:Summary.C16" chart:data-source-has-labels="both" svg:x="1.238cm" svg:y="0.751cm" svg:width="9.673cm" svg:height="5.847cm">
          <chartooo:coordinate-region svg:x="2.15cm" svg:y="0.95cm" svg:width="8.761cm" svg:height="5.001cm"/>
          <chart:axis chart:dimension="x" chart:name="primary-x" chart:style-name="ch3" chartooo:axis-type="auto">
            <chartooo:date-scale/>
            <chart:title svg:x="5.236cm" svg:y="6.752cm" chart:style-name="ch4">
              <text:p>Dimension</text:p>
            </chart:title>
            <chart:categories table:cell-range-address="Summary.B14:Summary.B16"/>
          </chart:axis>
          <chart:axis chart:dimension="y" chart:name="primary-y" chart:style-name="ch5">
            <chart:title svg:x="0.451cm" svg:y="4.393cm" chart:style-name="ch6">
              <text:p>Speedup</text:p>
            </chart:title>
            <chart:grid chart:style-name="ch7" chart:class="major"/>
          </chart:axis>
          <chart:series chart:style-name="ch8" chart:values-cell-range-address="Summary.C14:Summary.C16" chart:label-cell-address="Summary.B13:Summary.B13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ummary.B13:Summary.B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192x256</text:p>
                <draw:g>
                  <svg:desc>Summary.B14:Summary.B16</svg:desc>
                </draw:g>
              </table:table-cell>
              <table:table-cell office:value-type="float" office:value="1.22818209443208">
                <text:p>1.22818209443208</text:p>
                <draw:g>
                  <svg:desc>Summary.C14:Summary.C16</svg:desc>
                </draw:g>
              </table:table-cell>
            </table:table-row>
            <table:table-row>
              <table:table-cell office:value-type="string">
                <text:p>16384x512</text:p>
              </table:table-cell>
              <table:table-cell office:value-type="float" office:value="5.05417426098076">
                <text:p>5.05417426098076</text:p>
              </table:table-cell>
            </table:table-row>
            <table:table-row>
              <table:table-cell office:value-type="string">
                <text:p>32768x1024</text:p>
              </table:table-cell>
              <table:table-cell office:value-type="float" office:value="7.1504635616056">
                <text:p>7.15046356160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